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" style:parent-style-name="xl890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맑은 고딕" style:font-name-asian="맑은 고딕" fo:font-size="20pt" style:font-size-asian="20pt" style:font-size-complex="20pt" style:text-underline-type="none" style:text-overline-type="none" style:text-line-through-type="none" fo:font-weight="bold" style:font-weight-asian="bold" style:font-weight-complex="bold"/>
    </style:style>
    <style:style style:family="text" style:name="p2-1-2">
      <style:text-properties style:font-name="맑은 고딕" style:font-name-asian="맑은 고딕" fo:font-size="20pt" style:font-size-asian="20pt" style:font-size-complex="20pt" style:text-underline-type="none" style:text-overline-type="none" style:text-line-through-type="none"/>
    </style:style>
    <style:style style:family="text" style:name="p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6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7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59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6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6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6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7-1-1">
      <style:text-properties style:font-name="맑은 고딕" style:font-name-asian="맑은 고딕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8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0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2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3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3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3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3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4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4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4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5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5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6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6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6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6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7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7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7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7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7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8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8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9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9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9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9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9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0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0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0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0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0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0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1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2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2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3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3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3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4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4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4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6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6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6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7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7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72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7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7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8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8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8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8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8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8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8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90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9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9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29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9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30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30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3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1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3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1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3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2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3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26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333-1-1">
      <style:text-properties style:font-name="맑은 고딕" style:font-name-asian="맑은 고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334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33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3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3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4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43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48-1-1">
      <style:text-properties style:font-name="굴림체" style:font-name-asian="굴림체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name="Table-1" style:family="table">
      <style:table-properties style:width="191.94mm" table:align="margins" fo:margin-left="0.5mm" fo:margin-right="0.5mm" fo:margin-top="0.5mm" fo:margin-bottom="0.5mm" table:border-model="collapsing"/>
    </style:style>
    <style:style style:name="Table-1-1-1" style:family="table-cell">
      <style:table-cell-properties fo:padding-left="0mm" fo:padding-right="0mm" fo:padding-top="0mm" fo:padding-bottom="0mm" fo:border-left="0.15mm solid #000000" fo:border-right="0.1mm solid #000000" fo:border-top="0.15mm solid #000000" fo:border-bottom="0.15mm solid #000000"/>
    </style:style>
    <style:style style:name="Table-1-2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2mm solid #000000" fo:background-color="#ff7e30"/>
    </style:style>
    <style:style style:name="Table-1-2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2mm solid #000000" fo:background-color="#699b37"/>
    </style:style>
    <style:style style:name="Table-1-2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2mm solid #000000" fo:background-color="#ecbb53"/>
    </style:style>
    <style:style style:name="Table-1-2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2mm solid #000000" fo:background-color="#437fc1"/>
    </style:style>
    <style:style style:name="Table-1-3-1" style:family="table-cell">
      <style:table-cell-properties fo:padding-left="0mm" fo:padding-right="0mm" fo:padding-top="0mm" fo:padding-bottom="0mm" fo:border-left="0.15mm solid #000000" fo:border-right="0.15mm solid #000000" fo:border-top="0.12mm solid #000000" fo:border-bottom="0.15mm solid #000000" fo:background-color="#bbbbbb"/>
    </style:style>
    <style:style style:name="Table-1-3-2" style:family="table-cell">
      <style:table-cell-properties fo:padding-left="0mm" fo:padding-right="0mm" fo:padding-top="0mm" fo:padding-bottom="0mm" fo:border-left="0.15mm none #000000" fo:border-right="0.15mm solid #000000" fo:border-top="0.12mm solid #000000" fo:border-bottom="0.1mm none #ffffff" fo:background-color="#bbbbbb"/>
    </style:style>
    <style:style style:name="Table-1-3-3" style:family="table-cell">
      <style:table-cell-properties fo:padding-left="0mm" fo:padding-right="0mm" fo:padding-top="0mm" fo:padding-bottom="0mm" fo:border-left="0.15mm solid #000000" fo:border-right="0.15mm solid #000000" fo:border-top="0.12mm solid #000000" fo:border-bottom="0.15mm solid #000000"/>
    </style:style>
    <style:style style:name="Table-1-3-4" style:family="table-cell">
      <style:table-cell-properties fo:padding-left="0mm" fo:padding-right="0mm" fo:padding-top="0mm" fo:padding-bottom="0mm" fo:border-left="0.15mm none #000000" fo:border-right="0.15mm solid #000000" fo:border-top="0.12mm solid #000000" fo:border-bottom="0.15mm solid #000000"/>
    </style:style>
    <style:style style:name="Table-1-3-5" style:family="table-cell">
      <style:table-cell-properties fo:padding-left="0mm" fo:padding-right="0mm" fo:padding-top="0mm" fo:padding-bottom="0mm" fo:border-left="0.15mm none #000000" fo:border-right="0.15mm solid #000000" fo:border-top="0.12mm solid #000000" fo:border-bottom="0.15mm solid #000000"/>
    </style:style>
    <style:style style:name="Table-1-3-6" style:family="table-cell">
      <style:table-cell-properties fo:padding-left="0mm" fo:padding-right="0mm" fo:padding-top="0mm" fo:padding-bottom="0mm" fo:border-left="0.15mm none #000000" fo:border-right="0.15mm solid #000000" fo:border-top="0.12mm solid #000000" fo:border-bottom="0.15mm solid #000000"/>
    </style:style>
    <style:style style:name="Table-1-3-7" style:family="table-cell">
      <style:table-cell-properties fo:padding-left="0mm" fo:padding-right="0mm" fo:padding-top="0mm" fo:padding-bottom="0mm" fo:border-left="0.15mm none #000000" fo:border-right="0.15mm solid #000000" fo:border-top="0.12mm solid #000000" fo:border-bottom="0.15mm solid #000000"/>
    </style:style>
    <style:style style:name="Table-1-3-8" style:family="table-cell">
      <style:table-cell-properties fo:padding-left="0mm" fo:padding-right="0mm" fo:padding-top="0mm" fo:padding-bottom="0mm" fo:border-left="0.15mm none #000000" fo:border-right="0.15mm solid #000000" fo:border-top="0.12mm solid #000000" fo:border-bottom="0.15mm solid #000000"/>
    </style:style>
    <style:style style:name="Table-1-4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4-2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 fo:background-color="#bbbbbb"/>
    </style:style>
    <style:style style:name="Table-1-4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4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-8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5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5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5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5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5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5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5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5-8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6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6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6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6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6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6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6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6-8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7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7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7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7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7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7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7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7-8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8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8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8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8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8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8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8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8-8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9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9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9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9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9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9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9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9-8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0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10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10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10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0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0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0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0-8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1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11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11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11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1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1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1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1-8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2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12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12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12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2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2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2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2-8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3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13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13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13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3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3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3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3-8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4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14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14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14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4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4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4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4-8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5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15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15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15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5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5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5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5-8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6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-16-2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 fo:background-color="#bbbbbb"/>
    </style:style>
    <style:style style:name="Table-1-16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16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6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6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6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6-8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7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17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17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17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7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7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7-7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17-8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18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18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18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18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8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8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8-7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18-8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19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19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19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19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9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9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19-7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19-8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0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20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20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20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0-5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0-6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0-7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0-8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1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-21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-21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21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1-5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1-6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1-7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1-8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2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-22-2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1-22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2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2-5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2-6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2-7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2-8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3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23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3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3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3-5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3-6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3-7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3-8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4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24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4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4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4-5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4-6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4-7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4-8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5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25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5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5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5-5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5-6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5-7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5-8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6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26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6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6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7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7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7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7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8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28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8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8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29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9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9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29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0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30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0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0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1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1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1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1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2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32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2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2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3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3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3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3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4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34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4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4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5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5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5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5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6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36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6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6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7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7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7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7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8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38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8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8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39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9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9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39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0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40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0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0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1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1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1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1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2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42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2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2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3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3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3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3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4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4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4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4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5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-45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5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5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6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2mm solid #000000"/>
    </style:style>
    <style:style style:name="Table-1-46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2mm solid #000000"/>
    </style:style>
    <style:style style:name="Table-1-46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6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47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7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7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7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8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8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8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8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49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-49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-49-3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-49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50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-50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-50-3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-50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51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1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1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1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2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-52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-52-3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-52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53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3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3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3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4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-54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-54-3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-54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55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5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5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5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6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6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6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6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7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-57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-57-3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-57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58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8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8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8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59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-59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-59-3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-59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60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60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60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60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61-1" style:family="table-cell">
      <style:table-cell-properties fo:padding-left="0mm" fo:padding-right="0mm" fo:padding-top="0mm" fo:padding-bottom="0mm" fo:border-left="0.1mm none #000000" fo:border-right="0.1mm none #000000" fo:border-top="0.12mm solid #000000" fo:border-bottom="0.1mm none #000000"/>
    </style:style>
    <style:style style:name="Table-1-61-2" style:family="table-cell">
      <style:table-cell-properties fo:padding-left="0mm" fo:padding-right="0mm" fo:padding-top="0mm" fo:padding-bottom="0mm" fo:border-left="0.1mm none #000000" fo:border-right="0.12mm solid #000000" fo:border-top="0.12mm solid #000000" fo:border-bottom="0.1mm none #000000"/>
    </style:style>
    <style:style style:name="Table-1-61-3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-61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62-1" style:family="table-cell">
      <style:table-cell-properties fo:padding-left="0mm" fo:padding-right="0mm" fo:padding-top="0mm" fo:padding-bottom="0mm" fo:border-left="0.1mm none #000000" fo:border-right="0.1mm none #000000" fo:border-top="0.1mm none #000000" fo:border-bottom="0.1mm none #000000"/>
    </style:style>
    <style:style style:name="Table-1-62-2" style:family="table-cell">
      <style:table-cell-properties fo:padding-left="0mm" fo:padding-right="0mm" fo:padding-top="0mm" fo:padding-bottom="0mm" fo:border-left="0.1mm none #000000" fo:border-right="0.12mm solid #000000" fo:border-top="0.1mm none #000000" fo:border-bottom="0.1mm none #000000"/>
    </style:style>
    <style:style style:name="Table-1-62-3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-62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-63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63-2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63-3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63-4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64-1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-65-1" style:family="table-cell">
      <style:table-cell-properties fo:padding-left="0mm" fo:padding-right="0mm" fo:padding-top="0mm" fo:padding-bottom="0mm" fo:border-left="0.1mm none #000000" fo:border-right="0.1mm none #000000" fo:border-top="0.1mm none #000000" fo:border-bottom="0.1mm none #000000"/>
    </style:style>
    <style:style style:name="Table-1-65-2" style:family="table-cell">
      <style:table-cell-properties fo:padding-left="0mm" fo:padding-right="0mm" fo:padding-top="0mm" fo:padding-bottom="0mm" fo:border-left="0.1mm none #000000" fo:border-right="0.12mm solid #000000" fo:border-top="0.1mm none #000000" fo:border-bottom="0.1mm none #000000"/>
    </style:style>
    <style:style style:name="Table-1-65-3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-65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able:table table:style-name="Table-1">
        <table:table-column table:number-columns-repeated="8"/>
        <table:table-row>
          <table:table-cell table:style-name="Table-1-1-1" table:number-columns-spanned="8" table:number-rows-spanned="1">
            <text:p text:style-name="Paragraph-2"><text:span text:style-name="p2-1-1">하단역 역간 소요시간</text:span><text:span text:style-name="p2-1-2"> </text:span></text:p>
          </table:table-cell>
        </table:table-row>
        <table:table-row>
          <table:table-cell table:style-name="Table-1-2-1" table:number-columns-spanned="2" table:number-rows-spanned="1">
            <text:p text:style-name="xl889"><text:span text:style-name="p3-1-1">1호선</text:span></text:p>
          </table:table-cell>
          <table:table-cell table:style-name="Table-1-2-2" table:number-columns-spanned="2" table:number-rows-spanned="1">
            <text:p text:style-name="xl889"><text:span text:style-name="p4-1-1">2호선(서면 환승)</text:span></text:p>
          </table:table-cell>
          <table:table-cell table:style-name="Table-1-2-3" table:number-columns-spanned="2" table:number-rows-spanned="1">
            <text:p text:style-name="xl889"><text:span text:style-name="p5-1-1">3호선 (연산 환승)</text:span></text:p>
          </table:table-cell>
          <table:table-cell table:style-name="Table-1-2-4" table:number-columns-spanned="2" table:number-rows-spanned="1">
            <text:p text:style-name="xl889"><text:span text:style-name="p6-1-1">4호선(동래 환승)</text:span></text:p>
          </table:table-cell>
        </table:table-row>
        <table:table-row>
          <table:table-cell table:style-name="Table-1-3-1" table:number-columns-spanned="1" table:number-rows-spanned="1">
            <text:p text:style-name="xl885"><text:span text:style-name="p7-1-1">다대포해수욕장 (095)</text:span></text:p>
          </table:table-cell>
          <table:table-cell table:style-name="Table-1-3-2" table:number-columns-spanned="1" table:number-rows-spanned="1">
            <text:p text:style-name="xl883"><text:span text:style-name="p8-1-1">17:00</text:span></text:p>
          </table:table-cell>
          <table:table-cell table:style-name="Table-1-3-3" table:number-columns-spanned="1" table:number-rows-spanned="1">
            <text:p text:style-name="xl880"><text:span text:style-name="p9-1-1">장산 (201)</text:span></text:p>
          </table:table-cell>
          <table:table-cell table:style-name="Table-1-3-4" table:number-columns-spanned="1" table:number-rows-spanned="1">
            <text:p text:style-name="xl883"><text:span text:style-name="p10-1-1">63:15</text:span></text:p>
          </table:table-cell>
          <table:table-cell table:style-name="Table-1-3-5" table:number-columns-spanned="1" table:number-rows-spanned="1">
            <text:p text:style-name="xl881"><text:span text:style-name="p11-1-1">수영 (301)</text:span></text:p>
          </table:table-cell>
          <table:table-cell table:style-name="Table-1-3-6" table:number-columns-spanned="1" table:number-rows-spanned="1">
            <text:p text:style-name="xl883"><text:span text:style-name="p12-1-1">48:55</text:span></text:p>
          </table:table-cell>
          <table:table-cell table:style-name="Table-1-3-7" table:number-columns-spanned="1" table:number-rows-spanned="1">
            <text:p text:style-name="xl883"><text:span text:style-name="p13-1-1">미남 (401)</text:span></text:p>
          </table:table-cell>
          <table:table-cell table:style-name="Table-1-3-8" table:number-columns-spanned="1" table:number-rows-spanned="1">
            <text:p text:style-name="xl883"><text:span text:style-name="p14-1-1">46:25</text:span></text:p>
          </table:table-cell>
        </table:table-row>
        <table:table-row>
          <table:table-cell table:style-name="Table-1-4-1" table:number-columns-spanned="1" table:number-rows-spanned="1">
            <text:p text:style-name="xl878"><text:span text:style-name="p15-1-1">다대포항 (096)</text:span></text:p>
          </table:table-cell>
          <table:table-cell table:style-name="Table-1-4-2" table:number-columns-spanned="1" table:number-rows-spanned="1">
            <text:p text:style-name="xl883"><text:span text:style-name="p16-1-1">14:15</text:span></text:p>
          </table:table-cell>
          <table:table-cell table:style-name="Table-1-4-3" table:number-columns-spanned="1" table:number-rows-spanned="1">
            <text:p text:style-name="xl880"><text:span text:style-name="p17-1-1">중동 (202)</text:span></text:p>
          </table:table-cell>
          <table:table-cell table:style-name="Table-1-4-4" table:number-columns-spanned="1" table:number-rows-spanned="1">
            <text:p text:style-name="xl883"><text:span text:style-name="p18-1-1">61:10</text:span></text:p>
          </table:table-cell>
          <table:table-cell table:style-name="Table-1-4-5" table:number-columns-spanned="1" table:number-rows-spanned="1">
            <text:p text:style-name="xl886"><text:span text:style-name="p19-1-1">망미 (302)</text:span></text:p>
          </table:table-cell>
          <table:table-cell table:style-name="Table-1-4-6" table:number-columns-spanned="1" table:number-rows-spanned="1">
            <text:p text:style-name="xl883"><text:span text:style-name="p20-1-1">46:30</text:span></text:p>
          </table:table-cell>
          <table:table-cell table:style-name="Table-1-4-7" table:number-columns-spanned="1" table:number-rows-spanned="1">
            <text:p text:style-name="xl883"><text:span text:style-name="p21-1-1">동래 (402)</text:span></text:p>
          </table:table-cell>
          <table:table-cell table:style-name="Table-1-4-8" table:number-columns-spanned="1" table:number-rows-spanned="1">
            <text:p text:style-name="xl883"><text:span text:style-name="p22-1-1">44:00</text:span></text:p>
          </table:table-cell>
        </table:table-row>
        <table:table-row>
          <table:table-cell table:style-name="Table-1-5-1" table:number-columns-spanned="1" table:number-rows-spanned="1">
            <text:p text:style-name="xl878"><text:span text:style-name="p23-1-1">낫개 (097)</text:span></text:p>
          </table:table-cell>
          <table:table-cell table:style-name="Table-1-5-2" table:number-columns-spanned="1" table:number-rows-spanned="1">
            <text:p text:style-name="xl883"><text:span text:style-name="p24-1-1">12:10</text:span></text:p>
          </table:table-cell>
          <table:table-cell table:style-name="Table-1-5-3" table:number-columns-spanned="1" table:number-rows-spanned="1">
            <text:p text:style-name="xl880"><text:span text:style-name="p25-1-1">해운대 (203)</text:span></text:p>
          </table:table-cell>
          <table:table-cell table:style-name="Table-1-5-4" table:number-columns-spanned="1" table:number-rows-spanned="1">
            <text:p text:style-name="xl883"><text:span text:style-name="p26-1-1">59:15</text:span></text:p>
          </table:table-cell>
          <table:table-cell table:style-name="Table-1-5-5" table:number-columns-spanned="1" table:number-rows-spanned="1">
            <text:p text:style-name="xl886"><text:span text:style-name="p27-1-1">배산 (303)</text:span></text:p>
          </table:table-cell>
          <table:table-cell table:style-name="Table-1-5-6" table:number-columns-spanned="1" table:number-rows-spanned="1">
            <text:p text:style-name="xl883"><text:span text:style-name="p28-1-1">44:30</text:span></text:p>
          </table:table-cell>
          <table:table-cell table:style-name="Table-1-5-7" table:number-columns-spanned="1" table:number-rows-spanned="1">
            <text:p text:style-name="xl887"><text:span text:style-name="p29-1-1">수안 (403)</text:span></text:p>
          </table:table-cell>
          <table:table-cell table:style-name="Table-1-5-8" table:number-columns-spanned="1" table:number-rows-spanned="1">
            <text:p text:style-name="xl883"><text:span text:style-name="p30-1-1">45:45</text:span></text:p>
          </table:table-cell>
        </table:table-row>
        <table:table-row>
          <table:table-cell table:style-name="Table-1-6-1" table:number-columns-spanned="1" table:number-rows-spanned="1">
            <text:p text:style-name="xl878"><text:span text:style-name="p31-1-1">신장림 (098)</text:span></text:p>
          </table:table-cell>
          <table:table-cell table:style-name="Table-1-6-2" table:number-columns-spanned="1" table:number-rows-spanned="1">
            <text:p text:style-name="xl883"><text:span text:style-name="p32-1-1">10:05</text:span></text:p>
          </table:table-cell>
          <table:table-cell table:style-name="Table-1-6-3" table:number-columns-spanned="1" table:number-rows-spanned="1">
            <text:p text:style-name="xl880"><text:span text:style-name="p33-1-1">동백 (204)</text:span></text:p>
          </table:table-cell>
          <table:table-cell table:style-name="Table-1-6-4" table:number-columns-spanned="1" table:number-rows-spanned="1">
            <text:p text:style-name="xl883"><text:span text:style-name="p34-1-1">57:10</text:span></text:p>
          </table:table-cell>
          <table:table-cell table:style-name="Table-1-6-5" table:number-columns-spanned="1" table:number-rows-spanned="1">
            <text:p text:style-name="xl886"><text:span text:style-name="p35-1-1">물만골 (304)</text:span></text:p>
          </table:table-cell>
          <table:table-cell table:style-name="Table-1-6-6" table:number-columns-spanned="1" table:number-rows-spanned="1">
            <text:p text:style-name="xl883"><text:span text:style-name="p36-1-1">42:25</text:span></text:p>
          </table:table-cell>
          <table:table-cell table:style-name="Table-1-6-7" table:number-columns-spanned="1" table:number-rows-spanned="1">
            <text:p text:style-name="xl887"><text:span text:style-name="p37-1-1">낙민 (404)</text:span></text:p>
          </table:table-cell>
          <table:table-cell table:style-name="Table-1-6-8" table:number-columns-spanned="1" table:number-rows-spanned="1">
            <text:p text:style-name="xl883"><text:span text:style-name="p38-1-1">47:20</text:span></text:p>
          </table:table-cell>
        </table:table-row>
        <table:table-row>
          <table:table-cell table:style-name="Table-1-7-1" table:number-columns-spanned="1" table:number-rows-spanned="1">
            <text:p text:style-name="xl878"><text:span text:style-name="p39-1-1">장림 (099)</text:span></text:p>
          </table:table-cell>
          <table:table-cell table:style-name="Table-1-7-2" table:number-columns-spanned="1" table:number-rows-spanned="1">
            <text:p text:style-name="xl883"><text:span text:style-name="p40-1-1">8:35</text:span></text:p>
          </table:table-cell>
          <table:table-cell table:style-name="Table-1-7-3" table:number-columns-spanned="1" table:number-rows-spanned="1">
            <text:p text:style-name="xl880"><text:span text:style-name="p41-1-1">벡스코 (205)</text:span></text:p>
          </table:table-cell>
          <table:table-cell table:style-name="Table-1-7-4" table:number-columns-spanned="1" table:number-rows-spanned="1">
            <text:p text:style-name="xl883"><text:span text:style-name="p42-1-1">55:15</text:span></text:p>
          </table:table-cell>
          <table:table-cell table:style-name="Table-1-7-5" table:number-columns-spanned="1" table:number-rows-spanned="1">
            <text:p text:style-name="xl881"><text:span text:style-name="p43-1-1">연산 (305)</text:span></text:p>
          </table:table-cell>
          <table:table-cell table:style-name="Table-1-7-6" table:number-columns-spanned="1" table:number-rows-spanned="1">
            <text:p text:style-name="xl883"><text:span text:style-name="p44-1-1">39:55</text:span></text:p>
          </table:table-cell>
          <table:table-cell table:style-name="Table-1-7-7" table:number-columns-spanned="1" table:number-rows-spanned="1">
            <text:p text:style-name="xl887"><text:span text:style-name="p45-1-1">충렬사 (405)</text:span></text:p>
          </table:table-cell>
          <table:table-cell table:style-name="Table-1-7-8" table:number-columns-spanned="1" table:number-rows-spanned="1">
            <text:p text:style-name="xl883"><text:span text:style-name="p46-1-1">49:05</text:span></text:p>
          </table:table-cell>
        </table:table-row>
        <table:table-row>
          <table:table-cell table:style-name="Table-1-8-1" table:number-columns-spanned="1" table:number-rows-spanned="1">
            <text:p text:style-name="xl878"><text:span text:style-name="p47-1-1">동매 (100)</text:span></text:p>
          </table:table-cell>
          <table:table-cell table:style-name="Table-1-8-2" table:number-columns-spanned="1" table:number-rows-spanned="1">
            <text:p text:style-name="xl883"><text:span text:style-name="p48-1-1">6:10</text:span></text:p>
          </table:table-cell>
          <table:table-cell table:style-name="Table-1-8-3" table:number-columns-spanned="1" table:number-rows-spanned="1">
            <text:p text:style-name="xl880"><text:span text:style-name="p49-1-1">센텀시티 (206)</text:span></text:p>
          </table:table-cell>
          <table:table-cell table:style-name="Table-1-8-4" table:number-columns-spanned="1" table:number-rows-spanned="1">
            <text:p text:style-name="xl883"><text:span text:style-name="p50-1-1">53:30</text:span></text:p>
          </table:table-cell>
          <table:table-cell table:style-name="Table-1-8-5" table:number-columns-spanned="1" table:number-rows-spanned="1">
            <text:p text:style-name="xl886"><text:span text:style-name="p51-1-1">거제 (306)</text:span></text:p>
          </table:table-cell>
          <table:table-cell table:style-name="Table-1-8-6" table:number-columns-spanned="1" table:number-rows-spanned="1">
            <text:p text:style-name="xl883"><text:span text:style-name="p52-1-1">41:55</text:span></text:p>
          </table:table-cell>
          <table:table-cell table:style-name="Table-1-8-7" table:number-columns-spanned="1" table:number-rows-spanned="1">
            <text:p text:style-name="xl887"><text:span text:style-name="p53-1-1">명장 (406)</text:span></text:p>
          </table:table-cell>
          <table:table-cell table:style-name="Table-1-8-8" table:number-columns-spanned="1" table:number-rows-spanned="1">
            <text:p text:style-name="xl883"><text:span text:style-name="p54-1-1">50:45</text:span></text:p>
          </table:table-cell>
        </table:table-row>
        <table:table-row>
          <table:table-cell table:style-name="Table-1-9-1" table:number-columns-spanned="1" table:number-rows-spanned="1">
            <text:p text:style-name="xl878"><text:span text:style-name="p55-1-1">신평 (101)</text:span></text:p>
          </table:table-cell>
          <table:table-cell table:style-name="Table-1-9-2" table:number-columns-spanned="1" table:number-rows-spanned="1">
            <text:p text:style-name="xl883"><text:span text:style-name="p56-1-1">3:00</text:span></text:p>
          </table:table-cell>
          <table:table-cell table:style-name="Table-1-9-3" table:number-columns-spanned="1" table:number-rows-spanned="1">
            <text:p text:style-name="xl880"><text:span text:style-name="p57-1-1">민락 (207)</text:span></text:p>
          </table:table-cell>
          <table:table-cell table:style-name="Table-1-9-4" table:number-columns-spanned="1" table:number-rows-spanned="1">
            <text:p text:style-name="xl883"><text:span text:style-name="p58-1-1">51:30</text:span></text:p>
          </table:table-cell>
          <table:table-cell table:style-name="Table-1-9-5" table:number-columns-spanned="1" table:number-rows-spanned="1">
            <text:p text:style-name="xl886"><text:span text:style-name="p59-1-1">종합운동장 (307)</text:span></text:p>
          </table:table-cell>
          <table:table-cell table:style-name="Table-1-9-6" table:number-columns-spanned="1" table:number-rows-spanned="1">
            <text:p text:style-name="xl883"><text:span text:style-name="p60-1-1">43:25</text:span></text:p>
          </table:table-cell>
          <table:table-cell table:style-name="Table-1-9-7" table:number-columns-spanned="1" table:number-rows-spanned="1">
            <text:p text:style-name="xl887"><text:span text:style-name="p61-1-1">서동 (407)</text:span></text:p>
          </table:table-cell>
          <table:table-cell table:style-name="Table-1-9-8" table:number-columns-spanned="1" table:number-rows-spanned="1">
            <text:p text:style-name="xl883"><text:span text:style-name="p62-1-1">53:05</text:span></text:p>
          </table:table-cell>
        </table:table-row>
        <table:table-row>
          <table:table-cell table:style-name="Table-1-10-1" table:number-columns-spanned="1" table:number-rows-spanned="1">
            <text:p text:style-name="xl885"><text:span text:style-name="p63-1-1">하단 (102)</text:span></text:p>
          </table:table-cell>
          <table:table-cell table:style-name="Table-1-10-2" table:number-columns-spanned="1" table:number-rows-spanned="1">
            <text:p text:style-name="xl883"><text:span text:style-name="p64-1-1">-</text:span></text:p>
          </table:table-cell>
          <table:table-cell table:style-name="Table-1-10-3" table:number-columns-spanned="1" table:number-rows-spanned="1">
            <text:p text:style-name="xl881"><text:span text:style-name="p65-1-1">수영 (208)</text:span></text:p>
          </table:table-cell>
          <table:table-cell table:style-name="Table-1-10-4" table:number-columns-spanned="1" table:number-rows-spanned="1">
            <text:p text:style-name="xl883"><text:span text:style-name="p66-1-1">48:55</text:span></text:p>
          </table:table-cell>
          <table:table-cell table:style-name="Table-1-10-5" table:number-columns-spanned="1" table:number-rows-spanned="1">
            <text:p text:style-name="xl886"><text:span text:style-name="p67-1-1">사직 (308)</text:span></text:p>
          </table:table-cell>
          <table:table-cell table:style-name="Table-1-10-6" table:number-columns-spanned="1" table:number-rows-spanned="1">
            <text:p text:style-name="xl883"><text:span text:style-name="p68-1-1">45:15</text:span></text:p>
          </table:table-cell>
          <table:table-cell table:style-name="Table-1-10-7" table:number-columns-spanned="1" table:number-rows-spanned="1">
            <text:p text:style-name="xl887"><text:span text:style-name="p69-1-1">금사 (408)</text:span></text:p>
          </table:table-cell>
          <table:table-cell table:style-name="Table-1-10-8" table:number-columns-spanned="1" table:number-rows-spanned="1">
            <text:p text:style-name="xl883"><text:span text:style-name="p70-1-1">54:55</text:span></text:p>
          </table:table-cell>
        </table:table-row>
        <table:table-row>
          <table:table-cell table:style-name="Table-1-11-1" table:number-columns-spanned="1" table:number-rows-spanned="1">
            <text:p text:style-name="xl878"><text:span text:style-name="p71-1-1">당리 (103)</text:span></text:p>
          </table:table-cell>
          <table:table-cell table:style-name="Table-1-11-2" table:number-columns-spanned="1" table:number-rows-spanned="1">
            <text:p text:style-name="xl883"><text:span text:style-name="p72-1-1">1:45</text:span></text:p>
          </table:table-cell>
          <table:table-cell table:style-name="Table-1-11-3" table:number-columns-spanned="1" table:number-rows-spanned="1">
            <text:p text:style-name="xl880"><text:span text:style-name="p73-1-1">광안 (209)</text:span></text:p>
          </table:table-cell>
          <table:table-cell table:style-name="Table-1-11-4" table:number-columns-spanned="1" table:number-rows-spanned="1">
            <text:p text:style-name="xl883"><text:span text:style-name="p74-1-1">50:35</text:span></text:p>
          </table:table-cell>
          <table:table-cell table:style-name="Table-1-11-5" table:number-columns-spanned="1" table:number-rows-spanned="1">
            <text:p text:style-name="xl881"><text:span text:style-name="p75-1-1">미남 (309)</text:span></text:p>
          </table:table-cell>
          <table:table-cell table:style-name="Table-1-11-6" table:number-columns-spanned="1" table:number-rows-spanned="1">
            <text:p text:style-name="xl883"><text:span text:style-name="p76-1-1">47:10</text:span></text:p>
          </table:table-cell>
          <table:table-cell table:style-name="Table-1-11-7" table:number-columns-spanned="1" table:number-rows-spanned="1">
            <text:p text:style-name="xl887"><text:span text:style-name="p77-1-1">반여농산물 (409)</text:span></text:p>
          </table:table-cell>
          <table:table-cell table:style-name="Table-1-11-8" table:number-columns-spanned="1" table:number-rows-spanned="1">
            <text:p text:style-name="xl883"><text:span text:style-name="p78-1-1">56:35</text:span></text:p>
          </table:table-cell>
        </table:table-row>
        <table:table-row>
          <table:table-cell table:style-name="Table-1-12-1" table:number-columns-spanned="1" table:number-rows-spanned="1">
            <text:p text:style-name="xl878"><text:span text:style-name="p79-1-1">사하 (104)</text:span></text:p>
          </table:table-cell>
          <table:table-cell table:style-name="Table-1-12-2" table:number-columns-spanned="1" table:number-rows-spanned="1">
            <text:p text:style-name="xl883"><text:span text:style-name="p80-1-1">3:40</text:span></text:p>
          </table:table-cell>
          <table:table-cell table:style-name="Table-1-12-3" table:number-columns-spanned="1" table:number-rows-spanned="1">
            <text:p text:style-name="xl880"><text:span text:style-name="p81-1-1">금련산 (210)</text:span></text:p>
          </table:table-cell>
          <table:table-cell table:style-name="Table-1-12-4" table:number-columns-spanned="1" table:number-rows-spanned="1">
            <text:p text:style-name="xl883"><text:span text:style-name="p82-1-1">49:00</text:span></text:p>
          </table:table-cell>
          <table:table-cell table:style-name="Table-1-12-5" table:number-columns-spanned="1" table:number-rows-spanned="1">
            <text:p text:style-name="xl886"><text:span text:style-name="p83-1-1">만덕 (310)</text:span></text:p>
          </table:table-cell>
          <table:table-cell table:style-name="Table-1-12-6" table:number-columns-spanned="1" table:number-rows-spanned="1">
            <text:p text:style-name="xl883"><text:span text:style-name="p84-1-1">51:40</text:span></text:p>
          </table:table-cell>
          <table:table-cell table:style-name="Table-1-12-7" table:number-columns-spanned="1" table:number-rows-spanned="1">
            <text:p text:style-name="xl887"><text:span text:style-name="p85-1-1">석대 (410)</text:span></text:p>
          </table:table-cell>
          <table:table-cell table:style-name="Table-1-12-8" table:number-columns-spanned="1" table:number-rows-spanned="1">
            <text:p text:style-name="xl883"><text:span text:style-name="p86-1-1">58:40</text:span></text:p>
          </table:table-cell>
        </table:table-row>
        <table:table-row>
          <table:table-cell table:style-name="Table-1-13-1" table:number-columns-spanned="1" table:number-rows-spanned="1">
            <text:p text:style-name="xl878"><text:span text:style-name="p87-1-1">괴정 (105)</text:span></text:p>
          </table:table-cell>
          <table:table-cell table:style-name="Table-1-13-2" table:number-columns-spanned="1" table:number-rows-spanned="1">
            <text:p text:style-name="xl883"><text:span text:style-name="p88-1-1">5:20</text:span></text:p>
          </table:table-cell>
          <table:table-cell table:style-name="Table-1-13-3" table:number-columns-spanned="1" table:number-rows-spanned="1">
            <text:p text:style-name="xl880"><text:span text:style-name="p89-1-1">남천 (211)</text:span></text:p>
          </table:table-cell>
          <table:table-cell table:style-name="Table-1-13-4" table:number-columns-spanned="1" table:number-rows-spanned="1">
            <text:p text:style-name="xl883"><text:span text:style-name="p90-1-1">47:15</text:span></text:p>
          </table:table-cell>
          <table:table-cell table:style-name="Table-1-13-5" table:number-columns-spanned="1" table:number-rows-spanned="1">
            <text:p text:style-name="xl886"><text:span text:style-name="p91-1-1">남산정 (311)</text:span></text:p>
          </table:table-cell>
          <table:table-cell table:style-name="Table-1-13-6" table:number-columns-spanned="1" table:number-rows-spanned="1">
            <text:p text:style-name="xl883"><text:span text:style-name="p92-1-1">53:40</text:span></text:p>
          </table:table-cell>
          <table:table-cell table:style-name="Table-1-13-7" table:number-columns-spanned="1" table:number-rows-spanned="1">
            <text:p text:style-name="xl887"><text:span text:style-name="p93-1-1">영산대 (411)</text:span></text:p>
          </table:table-cell>
          <table:table-cell table:style-name="Table-1-13-8" table:number-columns-spanned="1" table:number-rows-spanned="1">
            <text:p text:style-name="xl883"><text:span text:style-name="p94-1-1">61:00</text:span></text:p>
          </table:table-cell>
        </table:table-row>
        <table:table-row>
          <table:table-cell table:style-name="Table-1-14-1" table:number-columns-spanned="1" table:number-rows-spanned="1">
            <text:p text:style-name="xl878"><text:span text:style-name="p95-1-1">대티 (106)</text:span></text:p>
          </table:table-cell>
          <table:table-cell table:style-name="Table-1-14-2" table:number-columns-spanned="1" table:number-rows-spanned="1">
            <text:p text:style-name="xl883"><text:span text:style-name="p96-1-1">7:00</text:span></text:p>
          </table:table-cell>
          <table:table-cell table:style-name="Table-1-14-3" table:number-columns-spanned="1" table:number-rows-spanned="1">
            <text:p text:style-name="xl880"><text:span text:style-name="p97-1-1">경성대부경대 (212)</text:span></text:p>
          </table:table-cell>
          <table:table-cell table:style-name="Table-1-14-4" table:number-columns-spanned="1" table:number-rows-spanned="1">
            <text:p text:style-name="xl883"><text:span text:style-name="p98-1-1">45:30</text:span></text:p>
          </table:table-cell>
          <table:table-cell table:style-name="Table-1-14-5" table:number-columns-spanned="1" table:number-rows-spanned="1">
            <text:p text:style-name="xl886"><text:span text:style-name="p99-1-1">숙등 (312)</text:span></text:p>
          </table:table-cell>
          <table:table-cell table:style-name="Table-1-14-6" table:number-columns-spanned="1" table:number-rows-spanned="1">
            <text:p text:style-name="xl883"><text:span text:style-name="p100-1-1">55:25</text:span></text:p>
          </table:table-cell>
          <table:table-cell table:style-name="Table-1-14-7" table:number-columns-spanned="1" table:number-rows-spanned="1">
            <text:p text:style-name="xl887"><text:span text:style-name="p101-1-1">윗반송 (412)</text:span></text:p>
          </table:table-cell>
          <table:table-cell table:style-name="Table-1-14-8" table:number-columns-spanned="1" table:number-rows-spanned="1">
            <text:p text:style-name="xl883"><text:span text:style-name="p102-1-1">63:15</text:span></text:p>
          </table:table-cell>
        </table:table-row>
        <table:table-row>
          <table:table-cell table:style-name="Table-1-15-1" table:number-columns-spanned="1" table:number-rows-spanned="1">
            <text:p text:style-name="xl878"><text:span text:style-name="p103-1-1">서대신 (107)</text:span></text:p>
          </table:table-cell>
          <table:table-cell table:style-name="Table-1-15-2" table:number-columns-spanned="1" table:number-rows-spanned="1">
            <text:p text:style-name="xl883"><text:span text:style-name="p104-1-1">9:15</text:span></text:p>
          </table:table-cell>
          <table:table-cell table:style-name="Table-1-15-3" table:number-columns-spanned="1" table:number-rows-spanned="1">
            <text:p text:style-name="xl880"><text:span text:style-name="p105-1-1">대연 (213)</text:span></text:p>
          </table:table-cell>
          <table:table-cell table:style-name="Table-1-15-4" table:number-columns-spanned="1" table:number-rows-spanned="1">
            <text:p text:style-name="xl883"><text:span text:style-name="p106-1-1">43:55</text:span></text:p>
          </table:table-cell>
          <table:table-cell table:style-name="Table-1-15-5" table:number-columns-spanned="1" table:number-rows-spanned="1">
            <text:p text:style-name="xl881"><text:span text:style-name="p107-1-1">덕천 (313)</text:span></text:p>
          </table:table-cell>
          <table:table-cell table:style-name="Table-1-15-6" table:number-columns-spanned="1" table:number-rows-spanned="1">
            <text:p text:style-name="xl883"><text:span text:style-name="p108-1-1">56:55</text:span></text:p>
          </table:table-cell>
          <table:table-cell table:style-name="Table-1-15-7" table:number-columns-spanned="1" table:number-rows-spanned="1">
            <text:p text:style-name="xl887"><text:span text:style-name="p109-1-1">고촌 (413)</text:span></text:p>
          </table:table-cell>
          <table:table-cell table:style-name="Table-1-15-8" table:number-columns-spanned="1" table:number-rows-spanned="1">
            <text:p text:style-name="xl883"><text:span text:style-name="p110-1-1">65:10</text:span></text:p>
          </table:table-cell>
        </table:table-row>
        <table:table-row>
          <table:table-cell table:style-name="Table-1-16-1" table:number-columns-spanned="1" table:number-rows-spanned="1">
            <text:p text:style-name="xl878"><text:span text:style-name="p111-1-1">동대신 (108)</text:span></text:p>
          </table:table-cell>
          <table:table-cell table:style-name="Table-1-16-2" table:number-columns-spanned="1" table:number-rows-spanned="1">
            <text:p text:style-name="xl883"><text:span text:style-name="p112-1-1">11:50</text:span></text:p>
          </table:table-cell>
          <table:table-cell table:style-name="Table-1-16-3" table:number-columns-spanned="1" table:number-rows-spanned="1">
            <text:p text:style-name="xl880"><text:span text:style-name="p113-1-1">못골 (214)</text:span></text:p>
          </table:table-cell>
          <table:table-cell table:style-name="Table-1-16-4" table:number-columns-spanned="1" table:number-rows-spanned="1">
            <text:p text:style-name="xl883"><text:span text:style-name="p114-1-1">42:25</text:span></text:p>
          </table:table-cell>
          <table:table-cell table:style-name="Table-1-16-5" table:number-columns-spanned="1" table:number-rows-spanned="1">
            <text:p text:style-name="xl886"><text:span text:style-name="p115-1-1">구포 (314)</text:span></text:p>
          </table:table-cell>
          <table:table-cell table:style-name="Table-1-16-6" table:number-columns-spanned="1" table:number-rows-spanned="1">
            <text:p text:style-name="xl883"><text:span text:style-name="p116-1-1">59:35</text:span></text:p>
          </table:table-cell>
          <table:table-cell table:style-name="Table-1-16-7" table:number-columns-spanned="1" table:number-rows-spanned="1">
            <text:p text:style-name="xl887"><text:span text:style-name="p117-1-1">안평 (414)</text:span></text:p>
          </table:table-cell>
          <table:table-cell table:style-name="Table-1-16-8" table:number-columns-spanned="1" table:number-rows-spanned="1">
            <text:p text:style-name="xl883"><text:span text:style-name="p118-1-1">67:15</text:span></text:p>
          </table:table-cell>
        </table:table-row>
        <table:table-row>
          <table:table-cell table:style-name="Table-1-17-1" table:number-columns-spanned="1" table:number-rows-spanned="1">
            <text:p text:style-name="xl878"><text:span text:style-name="p119-1-1">토성 (109)</text:span></text:p>
          </table:table-cell>
          <table:table-cell table:style-name="Table-1-17-2" table:number-columns-spanned="1" table:number-rows-spanned="1">
            <text:p text:style-name="xl883"><text:span text:style-name="p120-1-1">14:20</text:span></text:p>
          </table:table-cell>
          <table:table-cell table:style-name="Table-1-17-3" table:number-columns-spanned="1" table:number-rows-spanned="1">
            <text:p text:style-name="xl880"><text:span text:style-name="p121-1-1">지게골 (215)</text:span></text:p>
          </table:table-cell>
          <table:table-cell table:style-name="Table-1-17-4" table:number-columns-spanned="1" table:number-rows-spanned="1">
            <text:p text:style-name="xl883"><text:span text:style-name="p122-1-1">40:35</text:span></text:p>
          </table:table-cell>
          <table:table-cell table:style-name="Table-1-17-5" table:number-columns-spanned="1" table:number-rows-spanned="1">
            <text:p text:style-name="xl886"><text:span text:style-name="p123-1-1">강서구청 (315)</text:span></text:p>
          </table:table-cell>
          <table:table-cell table:style-name="Table-1-17-6" table:number-columns-spanned="1" table:number-rows-spanned="1">
            <text:p text:style-name="xl883"><text:span text:style-name="p124-1-1">62:20</text:span></text:p>
          </table:table-cell>
          <table:table-cell table:style-name="Table-1-17-7" table:number-columns-spanned="1" table:number-rows-spanned="1">
            <text:p text:style-name="바탕글"/>
          </table:table-cell>
          <table:table-cell table:style-name="Table-1-17-8" table:number-columns-spanned="1" table:number-rows-spanned="1">
            <text:p text:style-name="바탕글"/>
          </table:table-cell>
        </table:table-row>
        <table:table-row>
          <table:table-cell table:style-name="Table-1-18-1" table:number-columns-spanned="1" table:number-rows-spanned="1">
            <text:p text:style-name="xl878"><text:span text:style-name="p127-1-1">자갈치 (110)</text:span></text:p>
          </table:table-cell>
          <table:table-cell table:style-name="Table-1-18-2" table:number-columns-spanned="1" table:number-rows-spanned="1">
            <text:p text:style-name="xl883"><text:span text:style-name="p128-1-1">16:40</text:span></text:p>
          </table:table-cell>
          <table:table-cell table:style-name="Table-1-18-3" table:number-columns-spanned="1" table:number-rows-spanned="1">
            <text:p text:style-name="xl880"><text:span text:style-name="p129-1-1">문현 (216)</text:span></text:p>
          </table:table-cell>
          <table:table-cell table:style-name="Table-1-18-4" table:number-columns-spanned="1" table:number-rows-spanned="1">
            <text:p text:style-name="xl883"><text:span text:style-name="p130-1-1">38:45</text:span></text:p>
          </table:table-cell>
          <table:table-cell table:style-name="Table-1-18-5" table:number-columns-spanned="1" table:number-rows-spanned="1">
            <text:p text:style-name="xl886"><text:span text:style-name="p131-1-1">체육공원 (316)</text:span></text:p>
          </table:table-cell>
          <table:table-cell table:style-name="Table-1-18-6" table:number-columns-spanned="1" table:number-rows-spanned="1">
            <text:p text:style-name="xl883"><text:span text:style-name="p132-1-1">64:10</text:span></text:p>
          </table:table-cell>
          <table:table-cell table:style-name="Table-1-18-7" table:number-columns-spanned="1" table:number-rows-spanned="1">
            <text:p text:style-name="바탕글"/>
          </table:table-cell>
          <table:table-cell table:style-name="Table-1-18-8" table:number-columns-spanned="1" table:number-rows-spanned="1">
            <text:p text:style-name="바탕글"/>
          </table:table-cell>
        </table:table-row>
        <table:table-row>
          <table:table-cell table:style-name="Table-1-19-1" table:number-columns-spanned="1" table:number-rows-spanned="1">
            <text:p text:style-name="xl878"><text:span text:style-name="p135-1-1">남포 (111)</text:span></text:p>
          </table:table-cell>
          <table:table-cell table:style-name="Table-1-19-2" table:number-columns-spanned="1" table:number-rows-spanned="1">
            <text:p text:style-name="xl883"><text:span text:style-name="p136-1-1">8:20</text:span></text:p>
          </table:table-cell>
          <table:table-cell table:style-name="Table-1-19-3" table:number-columns-spanned="1" table:number-rows-spanned="1">
            <text:p text:style-name="xl880"><text:span text:style-name="p137-1-1">문전 (217)</text:span></text:p>
          </table:table-cell>
          <table:table-cell table:style-name="Table-1-19-4" table:number-columns-spanned="1" table:number-rows-spanned="1">
            <text:p text:style-name="xl883"><text:span text:style-name="p138-1-1">37:05</text:span></text:p>
          </table:table-cell>
          <table:table-cell table:style-name="Table-1-19-5" table:number-columns-spanned="1" table:number-rows-spanned="1">
            <text:p text:style-name="xl886"><text:span text:style-name="p139-1-1">대저 (317)</text:span></text:p>
          </table:table-cell>
          <table:table-cell table:style-name="Table-1-19-6" table:number-columns-spanned="1" table:number-rows-spanned="1">
            <text:p text:style-name="xl883"><text:span text:style-name="p140-1-1">65:55</text:span></text:p>
          </table:table-cell>
          <table:table-cell table:style-name="Table-1-19-7" table:number-columns-spanned="1" table:number-rows-spanned="1">
            <text:p text:style-name="바탕글"/>
          </table:table-cell>
          <table:table-cell table:style-name="Table-1-19-8" table:number-columns-spanned="1" table:number-rows-spanned="1">
            <text:p text:style-name="바탕글"/>
          </table:table-cell>
        </table:table-row>
        <table:table-row>
          <table:table-cell table:style-name="Table-1-20-1" table:number-columns-spanned="1" table:number-rows-spanned="1">
            <text:p text:style-name="xl878"><text:span text:style-name="p143-1-1">중앙 (112)</text:span></text:p>
          </table:table-cell>
          <table:table-cell table:style-name="Table-1-20-2" table:number-columns-spanned="1" table:number-rows-spanned="1">
            <text:p text:style-name="xl883"><text:span text:style-name="p144-1-1">20:15</text:span></text:p>
          </table:table-cell>
          <table:table-cell table:style-name="Table-1-20-3" table:number-columns-spanned="1" table:number-rows-spanned="1">
            <text:p text:style-name="xl880"><text:span text:style-name="p145-1-1">전포 (218)</text:span></text:p>
          </table:table-cell>
          <table:table-cell table:style-name="Table-1-20-4" table:number-columns-spanned="1" table:number-rows-spanned="1">
            <text:p text:style-name="xl883"><text:span text:style-name="p146-1-1">35:20</text:span></text:p>
          </table:table-cell>
          <table:table-cell table:style-name="Table-1-20-5" table:number-columns-spanned="1" table:number-rows-spanned="1">
            <text:p text:style-name="바탕글"/>
          </table:table-cell>
          <table:table-cell table:style-name="Table-1-20-6" table:number-columns-spanned="1" table:number-rows-spanned="1">
            <text:p text:style-name="바탕글"/>
          </table:table-cell>
          <table:table-cell table:style-name="Table-1-20-7" table:number-columns-spanned="1" table:number-rows-spanned="1">
            <text:p text:style-name="바탕글"/>
          </table:table-cell>
          <table:table-cell table:style-name="Table-1-20-8" table:number-columns-spanned="1" table:number-rows-spanned="1">
            <text:p text:style-name="바탕글"/>
          </table:table-cell>
        </table:table-row>
        <table:table-row>
          <table:table-cell table:style-name="Table-1-21-1" table:number-columns-spanned="1" table:number-rows-spanned="1">
            <text:p text:style-name="xl878"><text:span text:style-name="p151-1-1">부산역 (113)</text:span></text:p>
          </table:table-cell>
          <table:table-cell table:style-name="Table-1-21-2" table:number-columns-spanned="1" table:number-rows-spanned="1">
            <text:p text:style-name="xl883"><text:span text:style-name="p152-1-1">22:10</text:span></text:p>
          </table:table-cell>
          <table:table-cell table:style-name="Table-1-21-3" table:number-columns-spanned="1" table:number-rows-spanned="1">
            <text:p text:style-name="xl881"><text:span text:style-name="p153-1-1">서면 (219)</text:span></text:p>
          </table:table-cell>
          <table:table-cell table:style-name="Table-1-21-4" table:number-columns-spanned="1" table:number-rows-spanned="1">
            <text:p text:style-name="xl883"><text:span text:style-name="p154-1-1">32:35</text:span></text:p>
          </table:table-cell>
          <table:table-cell table:style-name="Table-1-21-5" table:number-columns-spanned="1" table:number-rows-spanned="1">
            <text:p text:style-name="바탕글"/>
          </table:table-cell>
          <table:table-cell table:style-name="Table-1-21-6" table:number-columns-spanned="1" table:number-rows-spanned="1">
            <text:p text:style-name="바탕글"/>
          </table:table-cell>
          <table:table-cell table:style-name="Table-1-21-7" table:number-columns-spanned="1" table:number-rows-spanned="1">
            <text:p text:style-name="바탕글"/>
          </table:table-cell>
          <table:table-cell table:style-name="Table-1-21-8" table:number-columns-spanned="1" table:number-rows-spanned="1">
            <text:p text:style-name="바탕글"/>
          </table:table-cell>
        </table:table-row>
        <table:table-row>
          <table:table-cell table:style-name="Table-1-22-1" table:number-columns-spanned="1" table:number-rows-spanned="1">
            <text:p text:style-name="xl878"><text:span text:style-name="p159-1-1">초량 (114)</text:span></text:p>
          </table:table-cell>
          <table:table-cell table:style-name="Table-1-22-2" table:number-columns-spanned="1" table:number-rows-spanned="1">
            <text:p text:style-name="xl883"><text:span text:style-name="p160-1-1">23:50</text:span></text:p>
          </table:table-cell>
          <table:table-cell table:style-name="Table-1-22-3" table:number-columns-spanned="1" table:number-rows-spanned="1">
            <text:p text:style-name="xl880"><text:span text:style-name="p161-1-1">부암 (220)</text:span></text:p>
          </table:table-cell>
          <table:table-cell table:style-name="Table-1-22-4" table:number-columns-spanned="1" table:number-rows-spanned="1">
            <text:p text:style-name="xl883"><text:span text:style-name="p162-1-1">34:45</text:span></text:p>
          </table:table-cell>
          <table:table-cell table:style-name="Table-1-22-5" table:number-columns-spanned="1" table:number-rows-spanned="1">
            <text:p text:style-name="바탕글"/>
          </table:table-cell>
          <table:table-cell table:style-name="Table-1-22-6" table:number-columns-spanned="1" table:number-rows-spanned="1">
            <text:p text:style-name="바탕글"/>
          </table:table-cell>
          <table:table-cell table:style-name="Table-1-22-7" table:number-columns-spanned="1" table:number-rows-spanned="1">
            <text:p text:style-name="바탕글"/>
          </table:table-cell>
          <table:table-cell table:style-name="Table-1-22-8" table:number-columns-spanned="1" table:number-rows-spanned="1">
            <text:p text:style-name="바탕글"/>
          </table:table-cell>
        </table:table-row>
        <table:table-row>
          <table:table-cell table:style-name="Table-1-23-1" table:number-columns-spanned="1" table:number-rows-spanned="1">
            <text:p text:style-name="xl878"><text:span text:style-name="p167-1-1">부산진 (115)</text:span></text:p>
          </table:table-cell>
          <table:table-cell table:style-name="Table-1-23-2" table:number-columns-spanned="1" table:number-rows-spanned="1">
            <text:p text:style-name="xl883"><text:span text:style-name="p168-1-1">25:20</text:span></text:p>
          </table:table-cell>
          <table:table-cell table:style-name="Table-1-23-3" table:number-columns-spanned="1" table:number-rows-spanned="1">
            <text:p text:style-name="xl880"><text:span text:style-name="p169-1-1">가야 (221)</text:span></text:p>
          </table:table-cell>
          <table:table-cell table:style-name="Table-1-23-4" table:number-columns-spanned="1" table:number-rows-spanned="1">
            <text:p text:style-name="xl883"><text:span text:style-name="p170-1-1">36:20</text:span></text:p>
          </table:table-cell>
          <table:table-cell table:style-name="Table-1-23-5" table:number-columns-spanned="1" table:number-rows-spanned="1">
            <text:p text:style-name="바탕글"/>
          </table:table-cell>
          <table:table-cell table:style-name="Table-1-23-6" table:number-columns-spanned="1" table:number-rows-spanned="1">
            <text:p text:style-name="바탕글"/>
          </table:table-cell>
          <table:table-cell table:style-name="Table-1-23-7" table:number-columns-spanned="1" table:number-rows-spanned="1">
            <text:p text:style-name="바탕글"/>
          </table:table-cell>
          <table:table-cell table:style-name="Table-1-23-8" table:number-columns-spanned="1" table:number-rows-spanned="1">
            <text:p text:style-name="바탕글"/>
          </table:table-cell>
        </table:table-row>
        <table:table-row>
          <table:table-cell table:style-name="Table-1-24-1" table:number-columns-spanned="1" table:number-rows-spanned="1">
            <text:p text:style-name="xl878"><text:span text:style-name="p175-1-1">좌천 (116)</text:span></text:p>
          </table:table-cell>
          <table:table-cell table:style-name="Table-1-24-2" table:number-columns-spanned="1" table:number-rows-spanned="1">
            <text:p text:style-name="xl883"><text:span text:style-name="p176-1-1">27:05</text:span></text:p>
          </table:table-cell>
          <table:table-cell table:style-name="Table-1-24-3" table:number-columns-spanned="1" table:number-rows-spanned="1">
            <text:p text:style-name="xl880"><text:span text:style-name="p177-1-1">동의대 (222)</text:span></text:p>
          </table:table-cell>
          <table:table-cell table:style-name="Table-1-24-4" table:number-columns-spanned="1" table:number-rows-spanned="1">
            <text:p text:style-name="xl883"><text:span text:style-name="p178-1-1">38:00</text:span></text:p>
          </table:table-cell>
          <table:table-cell table:style-name="Table-1-24-5" table:number-columns-spanned="1" table:number-rows-spanned="1">
            <text:p text:style-name="바탕글"/>
          </table:table-cell>
          <table:table-cell table:style-name="Table-1-24-6" table:number-columns-spanned="1" table:number-rows-spanned="1">
            <text:p text:style-name="바탕글"/>
          </table:table-cell>
          <table:table-cell table:style-name="Table-1-24-7" table:number-columns-spanned="1" table:number-rows-spanned="1">
            <text:p text:style-name="바탕글"/>
          </table:table-cell>
          <table:table-cell table:style-name="Table-1-24-8" table:number-columns-spanned="1" table:number-rows-spanned="1">
            <text:p text:style-name="바탕글"/>
          </table:table-cell>
        </table:table-row>
        <table:table-row>
          <table:table-cell table:style-name="Table-1-25-1" table:number-columns-spanned="1" table:number-rows-spanned="1">
            <text:p text:style-name="xl878"><text:span text:style-name="p183-1-1">범일 (117)</text:span></text:p>
          </table:table-cell>
          <table:table-cell table:style-name="Table-1-25-2" table:number-columns-spanned="1" table:number-rows-spanned="1">
            <text:p text:style-name="xl883"><text:span text:style-name="p184-1-1">28:50</text:span></text:p>
          </table:table-cell>
          <table:table-cell table:style-name="Table-1-25-3" table:number-columns-spanned="1" table:number-rows-spanned="1">
            <text:p text:style-name="xl880"><text:span text:style-name="p185-1-1">개금 (223)</text:span></text:p>
          </table:table-cell>
          <table:table-cell table:style-name="Table-1-25-4" table:number-columns-spanned="1" table:number-rows-spanned="1">
            <text:p text:style-name="xl883"><text:span text:style-name="p186-1-1">39:50</text:span></text:p>
          </table:table-cell>
          <table:table-cell table:style-name="Table-1-25-5" table:number-columns-spanned="1" table:number-rows-spanned="2">
            <text:p text:style-name="바탕글"/>
          </table:table-cell>
          <table:table-cell table:style-name="Table-1-25-6" table:number-columns-spanned="1" table:number-rows-spanned="2">
            <text:p text:style-name="바탕글"/>
          </table:table-cell>
          <table:table-cell table:style-name="Table-1-25-7" table:number-columns-spanned="1" table:number-rows-spanned="2">
            <text:p text:style-name="바탕글"/>
          </table:table-cell>
          <table:table-cell table:style-name="Table-1-25-8" table:number-columns-spanned="1" table:number-rows-spanned="2">
            <text:p text:style-name="바탕글"/>
          </table:table-cell>
        </table:table-row>
        <table:table-row>
          <table:table-cell table:style-name="Table-1-26-1" table:number-columns-spanned="1" table:number-rows-spanned="2">
            <text:p text:style-name="xl878"><text:span text:style-name="p191-1-1">범내골 (118)</text:span></text:p>
          </table:table-cell>
          <table:table-cell table:style-name="Table-1-26-2" table:number-columns-spanned="1" table:number-rows-spanned="2">
            <text:p text:style-name="xl883"><text:span text:style-name="p192-1-1">30:25</text:span></text:p>
          </table:table-cell>
          <table:table-cell table:style-name="Table-1-26-3" table:number-columns-spanned="1" table:number-rows-spanned="2">
            <text:p text:style-name="xl880"><text:span text:style-name="p193-1-1">냉정 (224)</text:span></text:p>
          </table:table-cell>
          <table:table-cell table:style-name="Table-1-26-4" table:number-columns-spanned="1" table:number-rows-spanned="2">
            <text:p text:style-name="xl883"><text:span text:style-name="p194-1-1">41:35</text:span></text:p>
          </table:table-cell>
        </table:table-row>
        <table:table-row>
          <table:table-cell table:style-name="Table-1-27-1" table:number-columns-spanned="1" table:number-rows-spanned="2">
            <text:p text:style-name="바탕글"/>
          </table:table-cell>
          <table:table-cell table:style-name="Table-1-27-2" table:number-columns-spanned="1" table:number-rows-spanned="2">
            <text:p text:style-name="바탕글"/>
          </table:table-cell>
          <table:table-cell table:style-name="Table-1-27-3" table:number-columns-spanned="1" table:number-rows-spanned="2">
            <text:p text:style-name="바탕글"/>
          </table:table-cell>
          <table:table-cell table:style-name="Table-1-27-4" table:number-columns-spanned="1" table:number-rows-spanned="2">
            <text:p text:style-name="바탕글"/>
          </table:table-cell>
        </table:table-row>
        <table:table-row>
          <table:table-cell table:style-name="Table-1-28-1" table:number-columns-spanned="1" table:number-rows-spanned="2">
            <text:p text:style-name="xl881"><text:span text:style-name="p199-1-1">서면 (119)</text:span></text:p>
          </table:table-cell>
          <table:table-cell table:style-name="Table-1-28-2" table:number-columns-spanned="1" table:number-rows-spanned="2">
            <text:p text:style-name="xl883"><text:span text:style-name="p200-1-1">32:35</text:span></text:p>
          </table:table-cell>
          <table:table-cell table:style-name="Table-1-28-3" table:number-columns-spanned="1" table:number-rows-spanned="2">
            <text:p text:style-name="xl880"><text:span text:style-name="p201-1-1">주례 (225)</text:span></text:p>
          </table:table-cell>
          <table:table-cell table:style-name="Table-1-28-4" table:number-columns-spanned="1" table:number-rows-spanned="2">
            <text:p text:style-name="xl883"><text:span text:style-name="p202-1-1">43:10</text:span></text:p>
          </table:table-cell>
        </table:table-row>
        <table:table-row>
          <table:table-cell table:style-name="Table-1-29-1" table:number-columns-spanned="1" table:number-rows-spanned="2">
            <text:p text:style-name="바탕글"/>
          </table:table-cell>
          <table:table-cell table:style-name="Table-1-29-2" table:number-columns-spanned="1" table:number-rows-spanned="2">
            <text:p text:style-name="바탕글"/>
          </table:table-cell>
          <table:table-cell table:style-name="Table-1-29-3" table:number-columns-spanned="1" table:number-rows-spanned="2">
            <text:p text:style-name="바탕글"/>
          </table:table-cell>
          <table:table-cell table:style-name="Table-1-29-4" table:number-columns-spanned="1" table:number-rows-spanned="2">
            <text:p text:style-name="바탕글"/>
          </table:table-cell>
        </table:table-row>
        <table:table-row>
          <table:table-cell table:style-name="Table-1-30-1" table:number-columns-spanned="1" table:number-rows-spanned="2">
            <text:p text:style-name="xl878"><text:span text:style-name="p207-1-1">부전 (120)</text:span></text:p>
          </table:table-cell>
          <table:table-cell table:style-name="Table-1-30-2" table:number-columns-spanned="1" table:number-rows-spanned="2">
            <text:p text:style-name="xl883"><text:span text:style-name="p208-1-1">34:20</text:span></text:p>
          </table:table-cell>
          <table:table-cell table:style-name="Table-1-30-3" table:number-columns-spanned="1" table:number-rows-spanned="2">
            <text:p text:style-name="xl880"><text:span text:style-name="p209-1-1">감전 (226)</text:span></text:p>
          </table:table-cell>
          <table:table-cell table:style-name="Table-1-30-4" table:number-columns-spanned="1" table:number-rows-spanned="2">
            <text:p text:style-name="xl883"><text:span text:style-name="p210-1-1">45:15</text:span></text:p>
          </table:table-cell>
        </table:table-row>
        <table:table-row>
          <table:table-cell table:style-name="Table-1-31-1" table:number-columns-spanned="1" table:number-rows-spanned="2">
            <text:p text:style-name="바탕글"/>
          </table:table-cell>
          <table:table-cell table:style-name="Table-1-31-2" table:number-columns-spanned="1" table:number-rows-spanned="2">
            <text:p text:style-name="바탕글"/>
          </table:table-cell>
          <table:table-cell table:style-name="Table-1-31-3" table:number-columns-spanned="1" table:number-rows-spanned="2">
            <text:p text:style-name="바탕글"/>
          </table:table-cell>
          <table:table-cell table:style-name="Table-1-31-4" table:number-columns-spanned="1" table:number-rows-spanned="2">
            <text:p text:style-name="바탕글"/>
          </table:table-cell>
        </table:table-row>
        <table:table-row>
          <table:table-cell table:style-name="Table-1-32-1" table:number-columns-spanned="1" table:number-rows-spanned="2">
            <text:p text:style-name="xl878"><text:span text:style-name="p215-1-1">양정 (121)</text:span></text:p>
          </table:table-cell>
          <table:table-cell table:style-name="Table-1-32-2" table:number-columns-spanned="1" table:number-rows-spanned="2">
            <text:p text:style-name="xl883"><text:span text:style-name="p216-1-1">36:30</text:span></text:p>
          </table:table-cell>
          <table:table-cell table:style-name="Table-1-32-3" table:number-columns-spanned="1" table:number-rows-spanned="2">
            <text:p text:style-name="xl880"><text:span text:style-name="p217-1-1">사상 (227)</text:span></text:p>
          </table:table-cell>
          <table:table-cell table:style-name="Table-1-32-4" table:number-columns-spanned="1" table:number-rows-spanned="2">
            <text:p text:style-name="xl883"><text:span text:style-name="p218-1-1">47:20</text:span></text:p>
          </table:table-cell>
        </table:table-row>
        <table:table-row>
          <table:table-cell table:style-name="Table-1-33-1" table:number-columns-spanned="1" table:number-rows-spanned="2">
            <text:p text:style-name="바탕글"/>
          </table:table-cell>
          <table:table-cell table:style-name="Table-1-33-2" table:number-columns-spanned="1" table:number-rows-spanned="2">
            <text:p text:style-name="바탕글"/>
          </table:table-cell>
          <table:table-cell table:style-name="Table-1-33-3" table:number-columns-spanned="1" table:number-rows-spanned="2">
            <text:p text:style-name="바탕글"/>
          </table:table-cell>
          <table:table-cell table:style-name="Table-1-33-4" table:number-columns-spanned="1" table:number-rows-spanned="2">
            <text:p text:style-name="바탕글"/>
          </table:table-cell>
        </table:table-row>
        <table:table-row>
          <table:table-cell table:style-name="Table-1-34-1" table:number-columns-spanned="1" table:number-rows-spanned="2">
            <text:p text:style-name="xl878"><text:span text:style-name="p223-1-1">시청 (122)</text:span></text:p>
          </table:table-cell>
          <table:table-cell table:style-name="Table-1-34-2" table:number-columns-spanned="1" table:number-rows-spanned="2">
            <text:p text:style-name="xl883"><text:span text:style-name="p224-1-1">38:10</text:span></text:p>
          </table:table-cell>
          <table:table-cell table:style-name="Table-1-34-3" table:number-columns-spanned="1" table:number-rows-spanned="2">
            <text:p text:style-name="xl880"><text:span text:style-name="p225-1-1">덕포 (228)</text:span></text:p>
          </table:table-cell>
          <table:table-cell table:style-name="Table-1-34-4" table:number-columns-spanned="1" table:number-rows-spanned="2">
            <text:p text:style-name="xl883"><text:span text:style-name="p226-1-1">49:35</text:span></text:p>
          </table:table-cell>
        </table:table-row>
        <table:table-row>
          <table:table-cell table:style-name="Table-1-35-1" table:number-columns-spanned="1" table:number-rows-spanned="2">
            <text:p text:style-name="바탕글"/>
          </table:table-cell>
          <table:table-cell table:style-name="Table-1-35-2" table:number-columns-spanned="1" table:number-rows-spanned="2">
            <text:p text:style-name="바탕글"/>
          </table:table-cell>
          <table:table-cell table:style-name="Table-1-35-3" table:number-columns-spanned="1" table:number-rows-spanned="2">
            <text:p text:style-name="바탕글"/>
          </table:table-cell>
          <table:table-cell table:style-name="Table-1-35-4" table:number-columns-spanned="1" table:number-rows-spanned="2">
            <text:p text:style-name="바탕글"/>
          </table:table-cell>
        </table:table-row>
        <table:table-row>
          <table:table-cell table:style-name="Table-1-36-1" table:number-columns-spanned="1" table:number-rows-spanned="2">
            <text:p text:style-name="xl881"><text:span text:style-name="p231-1-1">연산 (123)</text:span></text:p>
          </table:table-cell>
          <table:table-cell table:style-name="Table-1-36-2" table:number-columns-spanned="1" table:number-rows-spanned="2">
            <text:p text:style-name="xl883"><text:span text:style-name="p232-1-1">39:55</text:span></text:p>
          </table:table-cell>
          <table:table-cell table:style-name="Table-1-36-3" table:number-columns-spanned="1" table:number-rows-spanned="2">
            <text:p text:style-name="xl880"><text:span text:style-name="p233-1-1">모덕 (229)</text:span></text:p>
          </table:table-cell>
          <table:table-cell table:style-name="Table-1-36-4" table:number-columns-spanned="1" table:number-rows-spanned="2">
            <text:p text:style-name="xl883"><text:span text:style-name="p234-1-1">51:10</text:span></text:p>
          </table:table-cell>
        </table:table-row>
        <table:table-row>
          <table:table-cell table:style-name="Table-1-37-1" table:number-columns-spanned="1" table:number-rows-spanned="2">
            <text:p text:style-name="바탕글"/>
          </table:table-cell>
          <table:table-cell table:style-name="Table-1-37-2" table:number-columns-spanned="1" table:number-rows-spanned="2">
            <text:p text:style-name="바탕글"/>
          </table:table-cell>
          <table:table-cell table:style-name="Table-1-37-3" table:number-columns-spanned="1" table:number-rows-spanned="2">
            <text:p text:style-name="바탕글"/>
          </table:table-cell>
          <table:table-cell table:style-name="Table-1-37-4" table:number-columns-spanned="1" table:number-rows-spanned="2">
            <text:p text:style-name="바탕글"/>
          </table:table-cell>
        </table:table-row>
        <table:table-row>
          <table:table-cell table:style-name="Table-1-38-1" table:number-columns-spanned="1" table:number-rows-spanned="2">
            <text:p text:style-name="xl878"><text:span text:style-name="p239-1-1">교대 (124)</text:span></text:p>
          </table:table-cell>
          <table:table-cell table:style-name="Table-1-38-2" table:number-columns-spanned="1" table:number-rows-spanned="2">
            <text:p text:style-name="xl883"><text:span text:style-name="p240-1-1">42:00</text:span></text:p>
          </table:table-cell>
          <table:table-cell table:style-name="Table-1-38-3" table:number-columns-spanned="1" table:number-rows-spanned="2">
            <text:p text:style-name="xl880"><text:span text:style-name="p241-1-1">모라 (230)</text:span></text:p>
          </table:table-cell>
          <table:table-cell table:style-name="Table-1-38-4" table:number-columns-spanned="1" table:number-rows-spanned="2">
            <text:p text:style-name="xl883"><text:span text:style-name="p242-1-1">52:55</text:span></text:p>
          </table:table-cell>
        </table:table-row>
        <table:table-row>
          <table:table-cell table:style-name="Table-1-39-1" table:number-columns-spanned="1" table:number-rows-spanned="2">
            <text:p text:style-name="바탕글"/>
          </table:table-cell>
          <table:table-cell table:style-name="Table-1-39-2" table:number-columns-spanned="1" table:number-rows-spanned="2">
            <text:p text:style-name="바탕글"/>
          </table:table-cell>
          <table:table-cell table:style-name="Table-1-39-3" table:number-columns-spanned="1" table:number-rows-spanned="2">
            <text:p text:style-name="바탕글"/>
          </table:table-cell>
          <table:table-cell table:style-name="Table-1-39-4" table:number-columns-spanned="1" table:number-rows-spanned="2">
            <text:p text:style-name="바탕글"/>
          </table:table-cell>
        </table:table-row>
        <table:table-row>
          <table:table-cell table:style-name="Table-1-40-1" table:number-columns-spanned="1" table:number-rows-spanned="2">
            <text:p text:style-name="xl881"><text:span text:style-name="p247-1-1">동래 (125)</text:span></text:p>
          </table:table-cell>
          <table:table-cell table:style-name="Table-1-40-2" table:number-columns-spanned="1" table:number-rows-spanned="2">
            <text:p text:style-name="xl883"><text:span text:style-name="p248-1-1">44:00</text:span></text:p>
          </table:table-cell>
          <table:table-cell table:style-name="Table-1-40-3" table:number-columns-spanned="1" table:number-rows-spanned="2">
            <text:p text:style-name="xl880"><text:span text:style-name="p249-1-1">구남 (231)</text:span></text:p>
          </table:table-cell>
          <table:table-cell table:style-name="Table-1-40-4" table:number-columns-spanned="1" table:number-rows-spanned="2">
            <text:p text:style-name="xl883"><text:span text:style-name="p250-1-1">54:50</text:span></text:p>
          </table:table-cell>
        </table:table-row>
        <table:table-row>
          <table:table-cell table:style-name="Table-1-41-1" table:number-columns-spanned="1" table:number-rows-spanned="2">
            <text:p text:style-name="바탕글"/>
          </table:table-cell>
          <table:table-cell table:style-name="Table-1-41-2" table:number-columns-spanned="1" table:number-rows-spanned="2">
            <text:p text:style-name="바탕글"/>
          </table:table-cell>
          <table:table-cell table:style-name="Table-1-41-3" table:number-columns-spanned="1" table:number-rows-spanned="2">
            <text:p text:style-name="바탕글"/>
          </table:table-cell>
          <table:table-cell table:style-name="Table-1-41-4" table:number-columns-spanned="1" table:number-rows-spanned="2">
            <text:p text:style-name="바탕글"/>
          </table:table-cell>
        </table:table-row>
        <table:table-row>
          <table:table-cell table:style-name="Table-1-42-1" table:number-columns-spanned="1" table:number-rows-spanned="3">
            <text:p text:style-name="xl878"><text:span text:style-name="p255-1-1">명륜 (126)</text:span></text:p>
          </table:table-cell>
          <table:table-cell table:style-name="Table-1-42-2" table:number-columns-spanned="1" table:number-rows-spanned="3">
            <text:p text:style-name="xl883"><text:span text:style-name="p256-1-1">45:40</text:span></text:p>
          </table:table-cell>
          <table:table-cell table:style-name="Table-1-42-3" table:number-columns-spanned="1" table:number-rows-spanned="3">
            <text:p text:style-name="xl880"><text:span text:style-name="p257-1-1">구명 (232)</text:span></text:p>
          </table:table-cell>
          <table:table-cell table:style-name="Table-1-42-4" table:number-columns-spanned="1" table:number-rows-spanned="3">
            <text:p text:style-name="xl883"><text:span text:style-name="p258-1-1">56:25</text:span></text:p>
          </table:table-cell>
        </table:table-row>
        <table:table-row>
          <table:table-cell table:style-name="Table-1-43-1" table:number-columns-spanned="1" table:number-rows-spanned="1">
            <text:p text:style-name="바탕글"/>
          </table:table-cell>
          <table:table-cell table:style-name="Table-1-43-2" table:number-columns-spanned="1" table:number-rows-spanned="1">
            <text:p text:style-name="바탕글"/>
          </table:table-cell>
          <table:table-cell table:style-name="Table-1-43-3" table:number-columns-spanned="1" table:number-rows-spanned="1">
            <text:p text:style-name="바탕글"/>
          </table:table-cell>
          <table:table-cell table:style-name="Table-1-43-4" table:number-columns-spanned="1" table:number-rows-spanned="1">
            <text:p text:style-name="바탕글"/>
          </table:table-cell>
        </table:table-row>
        <table:table-row>
          <table:table-cell table:style-name="Table-1-44-1" table:number-columns-spanned="1" table:number-rows-spanned="3">
            <text:p text:style-name="바탕글"/>
          </table:table-cell>
          <table:table-cell table:style-name="Table-1-44-2" table:number-columns-spanned="1" table:number-rows-spanned="3">
            <text:p text:style-name="바탕글"/>
          </table:table-cell>
          <table:table-cell table:style-name="Table-1-44-3" table:number-columns-spanned="1" table:number-rows-spanned="3">
            <text:p text:style-name="바탕글"/>
          </table:table-cell>
          <table:table-cell table:style-name="Table-1-44-4" table:number-columns-spanned="1" table:number-rows-spanned="3">
            <text:p text:style-name="바탕글"/>
          </table:table-cell>
        </table:table-row>
        <table:table-row>
          <table:table-cell table:style-name="Table-1-45-1" table:number-columns-spanned="1" table:number-rows-spanned="1">
            <text:p text:style-name="xl878"><text:span text:style-name="p267-1-1">온천장 (127)</text:span></text:p>
          </table:table-cell>
          <table:table-cell table:style-name="Table-1-45-2" table:number-columns-spanned="1" table:number-rows-spanned="1">
            <text:p text:style-name="xl883"><text:span text:style-name="p268-1-1">47:35</text:span></text:p>
          </table:table-cell>
          <table:table-cell table:style-name="Table-1-45-3" table:number-columns-spanned="1" table:number-rows-spanned="1">
            <text:p text:style-name="xl881"><text:span text:style-name="p269-1-1">덕천 (233)</text:span></text:p>
          </table:table-cell>
          <table:table-cell table:style-name="Table-1-45-4" table:number-columns-spanned="1" table:number-rows-spanned="1">
            <text:p text:style-name="xl883"><text:span text:style-name="p270-1-1">56:55</text:span></text:p>
          </table:table-cell>
        </table:table-row>
        <table:table-row>
          <table:table-cell table:style-name="Table-1-46-1" table:number-columns-spanned="1" table:number-rows-spanned="3">
            <text:p text:style-name="xl878"><text:span text:style-name="p271-1-1">부산대 (128)</text:span></text:p>
          </table:table-cell>
          <table:table-cell table:style-name="Table-1-46-2" table:number-columns-spanned="1" table:number-rows-spanned="3">
            <text:p text:style-name="xl883"><text:span text:style-name="p272-1-1">49:30</text:span></text:p>
          </table:table-cell>
          <table:table-cell table:style-name="Table-1-46-3" table:number-columns-spanned="1" table:number-rows-spanned="3">
            <text:p text:style-name="xl880"><text:span text:style-name="p273-1-1">수정 (234)</text:span></text:p>
          </table:table-cell>
          <table:table-cell table:style-name="Table-1-46-4" table:number-columns-spanned="1" table:number-rows-spanned="3">
            <text:p text:style-name="xl883"><text:span text:style-name="p274-1-1">59:30</text:span></text:p>
          </table:table-cell>
        </table:table-row>
        <table:table-row>
          <table:table-cell table:style-name="Table-1-47-1" table:number-columns-spanned="1" table:number-rows-spanned="1">
            <text:p text:style-name="바탕글"/>
          </table:table-cell>
          <table:table-cell table:style-name="Table-1-47-2" table:number-columns-spanned="1" table:number-rows-spanned="1">
            <text:p text:style-name="바탕글"/>
          </table:table-cell>
          <table:table-cell table:style-name="Table-1-47-3" table:number-columns-spanned="1" table:number-rows-spanned="1">
            <text:p text:style-name="바탕글"/>
          </table:table-cell>
          <table:table-cell table:style-name="Table-1-47-4" table:number-columns-spanned="1" table:number-rows-spanned="1">
            <text:p text:style-name="바탕글"/>
          </table:table-cell>
        </table:table-row>
        <table:table-row>
          <table:table-cell table:style-name="Table-1-48-1" table:number-columns-spanned="1" table:number-rows-spanned="3">
            <text:p text:style-name="바탕글"/>
          </table:table-cell>
          <table:table-cell table:style-name="Table-1-48-2" table:number-columns-spanned="1" table:number-rows-spanned="3">
            <text:p text:style-name="바탕글"/>
          </table:table-cell>
          <table:table-cell table:style-name="Table-1-48-3" table:number-columns-spanned="1" table:number-rows-spanned="3">
            <text:p text:style-name="바탕글"/>
          </table:table-cell>
          <table:table-cell table:style-name="Table-1-48-4" table:number-columns-spanned="1" table:number-rows-spanned="3">
            <text:p text:style-name="바탕글"/>
          </table:table-cell>
        </table:table-row>
        <table:table-row>
          <table:table-cell table:style-name="Table-1-49-1" table:number-columns-spanned="1" table:number-rows-spanned="1">
            <text:p text:style-name="xl878"><text:span text:style-name="p283-1-1">장전 (129)</text:span></text:p>
          </table:table-cell>
          <table:table-cell table:style-name="Table-1-49-2" table:number-columns-spanned="1" table:number-rows-spanned="1">
            <text:p text:style-name="xl883"><text:span text:style-name="p284-1-1">51:20</text:span></text:p>
          </table:table-cell>
          <table:table-cell table:style-name="Table-1-49-3" table:number-columns-spanned="1" table:number-rows-spanned="1">
            <text:p text:style-name="xl880"><text:span text:style-name="p285-1-1">화명 (235)</text:span></text:p>
          </table:table-cell>
          <table:table-cell table:style-name="Table-1-49-4" table:number-columns-spanned="1" table:number-rows-spanned="1">
            <text:p text:style-name="xl883"><text:span text:style-name="p286-1-1">62:00</text:span></text:p>
          </table:table-cell>
        </table:table-row>
        <table:table-row>
          <table:table-cell table:style-name="Table-1-50-1" table:number-columns-spanned="1" table:number-rows-spanned="2">
            <text:p text:style-name="xl878"><text:span text:style-name="p287-1-1">구서 (130)</text:span></text:p>
          </table:table-cell>
          <table:table-cell table:style-name="Table-1-50-2" table:number-columns-spanned="1" table:number-rows-spanned="2">
            <text:p text:style-name="xl883"><text:span text:style-name="p288-1-1">53:20</text:span></text:p>
          </table:table-cell>
          <table:table-cell table:style-name="Table-1-50-3" table:number-columns-spanned="1" table:number-rows-spanned="2">
            <text:p text:style-name="xl880"><text:span text:style-name="p289-1-1">율리 (236)</text:span></text:p>
          </table:table-cell>
          <table:table-cell table:style-name="Table-1-50-4" table:number-columns-spanned="1" table:number-rows-spanned="2">
            <text:p text:style-name="xl883"><text:span text:style-name="p290-1-1">64:10</text:span></text:p>
          </table:table-cell>
        </table:table-row>
        <table:table-row>
          <table:table-cell table:style-name="Table-1-51-1" table:number-columns-spanned="1" table:number-rows-spanned="2">
            <text:p text:style-name="바탕글"/>
          </table:table-cell>
          <table:table-cell table:style-name="Table-1-51-2" table:number-columns-spanned="1" table:number-rows-spanned="2">
            <text:p text:style-name="바탕글"/>
          </table:table-cell>
          <table:table-cell table:style-name="Table-1-51-3" table:number-columns-spanned="1" table:number-rows-spanned="2">
            <text:p text:style-name="바탕글"/>
          </table:table-cell>
          <table:table-cell table:style-name="Table-1-51-4" table:number-columns-spanned="1" table:number-rows-spanned="2">
            <text:p text:style-name="바탕글"/>
          </table:table-cell>
        </table:table-row>
        <table:table-row>
          <table:table-cell table:style-name="Table-1-52-1" table:number-columns-spanned="1" table:number-rows-spanned="2">
            <text:p text:style-name="xl878"><text:span text:style-name="p295-1-1">두실 (131)</text:span></text:p>
          </table:table-cell>
          <table:table-cell table:style-name="Table-1-52-2" table:number-columns-spanned="1" table:number-rows-spanned="2">
            <text:p text:style-name="xl883"><text:span text:style-name="p296-1-1">55:20</text:span></text:p>
          </table:table-cell>
          <table:table-cell table:style-name="Table-1-52-3" table:number-columns-spanned="1" table:number-rows-spanned="2">
            <text:p text:style-name="xl880"><text:span text:style-name="p297-1-1">동원 (237)</text:span></text:p>
          </table:table-cell>
          <table:table-cell table:style-name="Table-1-52-4" table:number-columns-spanned="1" table:number-rows-spanned="2">
            <text:p text:style-name="xl883"><text:span text:style-name="p298-1-1">66:15</text:span></text:p>
          </table:table-cell>
        </table:table-row>
        <table:table-row>
          <table:table-cell table:style-name="Table-1-53-1" table:number-columns-spanned="1" table:number-rows-spanned="2">
            <text:p text:style-name="바탕글"/>
          </table:table-cell>
          <table:table-cell table:style-name="Table-1-53-2" table:number-columns-spanned="1" table:number-rows-spanned="2">
            <text:p text:style-name="바탕글"/>
          </table:table-cell>
          <table:table-cell table:style-name="Table-1-53-3" table:number-columns-spanned="1" table:number-rows-spanned="2">
            <text:p text:style-name="바탕글"/>
          </table:table-cell>
          <table:table-cell table:style-name="Table-1-53-4" table:number-columns-spanned="1" table:number-rows-spanned="2">
            <text:p text:style-name="바탕글"/>
          </table:table-cell>
        </table:table-row>
        <table:table-row>
          <table:table-cell table:style-name="Table-1-54-1" table:number-columns-spanned="1" table:number-rows-spanned="3">
            <text:p text:style-name="xl878"><text:span text:style-name="p303-1-1">남산 (132)</text:span></text:p>
          </table:table-cell>
          <table:table-cell table:style-name="Table-1-54-2" table:number-columns-spanned="1" table:number-rows-spanned="3">
            <text:p text:style-name="xl883"><text:span text:style-name="p304-1-1">57:10</text:span></text:p>
          </table:table-cell>
          <table:table-cell table:style-name="Table-1-54-3" table:number-columns-spanned="1" table:number-rows-spanned="3">
            <text:p text:style-name="xl880"><text:span text:style-name="p305-1-1">금곡 (238)</text:span></text:p>
          </table:table-cell>
          <table:table-cell table:style-name="Table-1-54-4" table:number-columns-spanned="1" table:number-rows-spanned="3">
            <text:p text:style-name="xl883"><text:span text:style-name="p306-1-1">68:00</text:span></text:p>
          </table:table-cell>
        </table:table-row>
        <table:table-row>
          <table:table-cell table:style-name="Table-1-55-1" table:number-columns-spanned="1" table:number-rows-spanned="1">
            <text:p text:style-name="바탕글"/>
          </table:table-cell>
          <table:table-cell table:style-name="Table-1-55-2" table:number-columns-spanned="1" table:number-rows-spanned="1">
            <text:p text:style-name="바탕글"/>
          </table:table-cell>
          <table:table-cell table:style-name="Table-1-55-3" table:number-columns-spanned="1" table:number-rows-spanned="1">
            <text:p text:style-name="바탕글"/>
          </table:table-cell>
          <table:table-cell table:style-name="Table-1-55-4" table:number-columns-spanned="1" table:number-rows-spanned="1">
            <text:p text:style-name="바탕글"/>
          </table:table-cell>
        </table:table-row>
        <table:table-row>
          <table:table-cell table:style-name="Table-1-56-1" table:number-columns-spanned="1" table:number-rows-spanned="2">
            <text:p text:style-name="바탕글"/>
          </table:table-cell>
          <table:table-cell table:style-name="Table-1-56-2" table:number-columns-spanned="1" table:number-rows-spanned="2">
            <text:p text:style-name="바탕글"/>
          </table:table-cell>
          <table:table-cell table:style-name="Table-1-56-3" table:number-columns-spanned="1" table:number-rows-spanned="2">
            <text:p text:style-name="바탕글"/>
          </table:table-cell>
          <table:table-cell table:style-name="Table-1-56-4" table:number-columns-spanned="1" table:number-rows-spanned="2">
            <text:p text:style-name="바탕글"/>
          </table:table-cell>
        </table:table-row>
        <table:table-row>
          <table:table-cell table:style-name="Table-1-57-1" table:number-columns-spanned="1" table:number-rows-spanned="2">
            <text:p text:style-name="xl878"><text:span text:style-name="p315-1-1">범어사 (133)</text:span></text:p>
          </table:table-cell>
          <table:table-cell table:style-name="Table-1-57-2" table:number-columns-spanned="1" table:number-rows-spanned="2">
            <text:p text:style-name="xl883"><text:span text:style-name="p316-1-1">59:05</text:span></text:p>
          </table:table-cell>
          <table:table-cell table:style-name="Table-1-57-3" table:number-columns-spanned="1" table:number-rows-spanned="2">
            <text:p text:style-name="xl880"><text:span text:style-name="p317-1-1">호포 (239)</text:span></text:p>
          </table:table-cell>
          <table:table-cell table:style-name="Table-1-57-4" table:number-columns-spanned="1" table:number-rows-spanned="2">
            <text:p text:style-name="xl883"><text:span text:style-name="p318-1-1">70:45</text:span></text:p>
          </table:table-cell>
        </table:table-row>
        <table:table-row>
          <table:table-cell table:style-name="Table-1-58-1" table:number-columns-spanned="1" table:number-rows-spanned="2">
            <text:p text:style-name="바탕글"/>
          </table:table-cell>
          <table:table-cell table:style-name="Table-1-58-2" table:number-columns-spanned="1" table:number-rows-spanned="2">
            <text:p text:style-name="바탕글"/>
          </table:table-cell>
          <table:table-cell table:style-name="Table-1-58-3" table:number-columns-spanned="1" table:number-rows-spanned="2">
            <text:p text:style-name="바탕글"/>
          </table:table-cell>
          <table:table-cell table:style-name="Table-1-58-4" table:number-columns-spanned="1" table:number-rows-spanned="2">
            <text:p text:style-name="바탕글"/>
          </table:table-cell>
        </table:table-row>
        <table:table-row>
          <table:table-cell table:style-name="Table-1-59-1" table:number-columns-spanned="1" table:number-rows-spanned="2">
            <text:p text:style-name="xl878"><text:span text:style-name="p323-1-1">노포 (134)</text:span></text:p>
          </table:table-cell>
          <table:table-cell table:style-name="Table-1-59-2" table:number-columns-spanned="1" table:number-rows-spanned="2">
            <text:p text:style-name="xl883"><text:span text:style-name="p324-1-1">61:40</text:span></text:p>
          </table:table-cell>
          <table:table-cell table:style-name="Table-1-59-3" table:number-columns-spanned="1" table:number-rows-spanned="2">
            <text:p text:style-name="xl880"><text:span text:style-name="p325-1-1">증산 (240)</text:span></text:p>
          </table:table-cell>
          <table:table-cell table:style-name="Table-1-59-4" table:number-columns-spanned="1" table:number-rows-spanned="2">
            <text:p text:style-name="xl883"><text:span text:style-name="p326-1-1">75:45</text:span></text:p>
          </table:table-cell>
        </table:table-row>
        <table:table-row>
          <table:table-cell table:style-name="Table-1-60-1" table:number-columns-spanned="1" table:number-rows-spanned="3">
            <text:p text:style-name="바탕글"/>
          </table:table-cell>
          <table:table-cell table:style-name="Table-1-60-2" table:number-columns-spanned="1" table:number-rows-spanned="3">
            <text:p text:style-name="바탕글"/>
          </table:table-cell>
          <table:table-cell table:style-name="Table-1-60-3" table:number-columns-spanned="1" table:number-rows-spanned="3">
            <text:p text:style-name="바탕글"/>
          </table:table-cell>
          <table:table-cell table:style-name="Table-1-60-4" table:number-columns-spanned="1" table:number-rows-spanned="3">
            <text:p text:style-name="바탕글"/>
          </table:table-cell>
        </table:table-row>
        <table:table-row>
          <table:table-cell table:style-name="Table-1-61-1" table:number-columns-spanned="1" table:number-rows-spanned="1">
            <text:p text:style-name="xl878"/>
          </table:table-cell>
          <table:table-cell table:style-name="Table-1-61-2" table:number-columns-spanned="1" table:number-rows-spanned="1">
            <text:p text:style-name="바탕글"/>
          </table:table-cell>
          <table:table-cell table:style-name="Table-1-61-3" table:number-columns-spanned="1" table:number-rows-spanned="1">
            <text:p text:style-name="xl880"><text:span text:style-name="p333-1-1">부산대 양산캠퍼스 (241)</text:span></text:p>
          </table:table-cell>
          <table:table-cell table:style-name="Table-1-61-4" table:number-columns-spanned="1" table:number-rows-spanned="1">
            <text:p text:style-name="xl883"><text:span text:style-name="p334-1-1">77:15</text:span></text:p>
          </table:table-cell>
        </table:table-row>
        <table:table-row>
          <table:table-cell table:style-name="Table-1-62-1" table:number-columns-spanned="1" table:number-rows-spanned="3">
            <text:p text:style-name="xl878"/>
          </table:table-cell>
          <table:table-cell table:style-name="Table-1-62-2" table:number-columns-spanned="1" table:number-rows-spanned="3">
            <text:p text:style-name="바탕글"/>
          </table:table-cell>
          <table:table-cell table:style-name="Table-1-62-3" table:number-columns-spanned="1" table:number-rows-spanned="3">
            <text:p text:style-name="xl880"><text:span text:style-name="p337-1-1">남양산 (242)</text:span></text:p>
          </table:table-cell>
          <table:table-cell table:style-name="Table-1-62-4" table:number-columns-spanned="1" table:number-rows-spanned="3">
            <text:p text:style-name="xl883"><text:span text:style-name="p338-1-1">79:10</text:span></text:p>
          </table:table-cell>
        </table:table-row>
        <table:table-row>
          <table:table-cell table:style-name="Table-1-63-1" table:number-columns-spanned="1" table:number-rows-spanned="1">
            <text:p text:style-name="바탕글"/>
          </table:table-cell>
          <table:table-cell table:style-name="Table-1-63-2" table:number-columns-spanned="1" table:number-rows-spanned="1">
            <text:p text:style-name="바탕글"/>
          </table:table-cell>
          <table:table-cell table:style-name="Table-1-63-3" table:number-columns-spanned="1" table:number-rows-spanned="1">
            <text:p text:style-name="바탕글"/>
          </table:table-cell>
          <table:table-cell table:style-name="Table-1-63-4" table:number-columns-spanned="1" table:number-rows-spanned="1">
            <text:p text:style-name="바탕글"/>
          </table:table-cell>
        </table:table-row>
        <table:table-row>
          <table:table-cell table:style-name="Table-1-64-1" table:number-columns-spanned="4" table:number-rows-spanned="2">
            <text:p text:style-name="바탕글"><text:span text:style-name="p343-1-1">  ※ </text:span><text:span text:style-name="p343-1-2">회색음영 1구간 (다대포해수욕장역</text:span><text:span text:style-name="p343-1-3">~</text:span><text:span text:style-name="p343-1-4">부산역 )</text:span></text:p>
            <text:p text:style-name="바탕글"><text:span text:style-name="p344-1-1">     환승시간 제외</text:span></text:p>
          </table:table-cell>
        </table:table-row>
        <table:table-row>
          <table:table-cell table:style-name="Table-1-65-1" table:number-columns-spanned="1" table:number-rows-spanned="1">
            <text:p text:style-name="바탕글"/>
          </table:table-cell>
          <table:table-cell table:style-name="Table-1-65-2" table:number-columns-spanned="1" table:number-rows-spanned="1">
            <text:p text:style-name="바탕글"/>
          </table:table-cell>
          <table:table-cell table:style-name="Table-1-65-3" table:number-columns-spanned="1" table:number-rows-spanned="1">
            <text:p text:style-name="xl880"><text:span text:style-name="p347-1-1">양산 (243)</text:span></text:p>
          </table:table-cell>
          <table:table-cell table:style-name="Table-1-65-4" table:number-columns-spanned="1" table:number-rows-spanned="1">
            <text:p text:style-name="xl883"><text:span text:style-name="p348-1-1">81:45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굴림" svg:font-family="'굴림'" style:font-family-generic="swiss" style:font-pitch="variable"/>
    <style:font-face style:name="굴림체" svg:font-family="'굴림체'" style:font-family-generic="swiss" style:font-pitch="variable"/>
    <style:font-face style:name="돋움" svg:font-family="'돋움'" style:font-family-generic="swiss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굴림" svg:font-family="'굴림'" style:font-family-generic="swiss" style:font-pitch="variable"/>
    <style:font-face style:name="굴림체" svg:font-family="'굴림체'" style:font-family-generic="swiss" style:font-pitch="variable"/>
    <style:font-face style:name="돋움" svg:font-family="'돋움'" style:font-family-generic="swiss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굴림" svg:font-family="'굴림'" style:font-family-generic="swiss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굴림" svg:font-family="'굴림'" style:font-family-generic="swiss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굴림" svg:font-family="'굴림'" style:font-family-generic="swiss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굴림" svg:font-family="'굴림'" style:font-family-generic="swiss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굴림" svg:font-family="'굴림'" style:font-family-generic="swiss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바탕" style:font-name-asian="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바탕" style:font-name-asian="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xl890" style:next-style-name="xl890" style:family="paragraph" style:class="text">
      <style:paragraph-properties fo:text-align="left" fo:text-indent="0pt" fo:margin-left="0pt" fo:margin-right="0pt" fo:margin-top="0pt" fo:margin-bottom="0pt" fo:line-height="160%"/>
      <style:text-properties style:font-name="돋움" style:font-name-asian="돋움" fo:font-size="20pt" style:font-size-asian="20pt" style:font-size-complex="20pt" style:text-underline-type="none" style:text-overline-type="none" style:text-line-through-type="none"/>
    </style:style>
    <style:style style:name="xl889" style:next-style-name="xl889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1pt" style:font-size-asian="11pt" style:font-size-complex="11pt" style:text-underline-type="none" style:text-overline-type="none" style:text-line-through-type="none"/>
    </style:style>
    <style:style style:name="xl878" style:next-style-name="xl878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0pt" style:font-size-asian="10pt" style:font-size-complex="10pt" style:text-underline-type="none" style:text-overline-type="none" style:text-line-through-type="none"/>
    </style:style>
    <style:style style:name="xl879" style:next-style-name="xl879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1pt" style:font-size-asian="11pt" style:font-size-complex="11pt" style:text-underline-type="none" style:text-overline-type="none" style:text-line-through-type="none"/>
    </style:style>
    <style:style style:name="xl880" style:next-style-name="xl880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0pt" style:font-size-asian="10pt" style:font-size-complex="10pt" style:text-underline-type="none" style:text-overline-type="none" style:text-line-through-type="none"/>
    </style:style>
    <style:style style:name="xl876" style:next-style-name="xl876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1pt" style:font-size-asian="11pt" style:font-size-complex="11pt" style:text-underline-type="none" style:text-overline-type="none" style:text-line-through-type="none"/>
    </style:style>
    <style:style style:name="xl881" style:next-style-name="xl881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0pt" style:font-size-asian="10pt" style:font-size-complex="10pt" style:text-underline-type="none" style:text-overline-type="none" style:text-line-through-type="none"/>
    </style:style>
    <style:style style:name="xl882" style:next-style-name="xl882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1pt" style:font-size-asian="11pt" style:font-size-complex="11pt" style:text-underline-type="none" style:text-overline-type="none" style:text-line-through-type="none"/>
    </style:style>
    <style:style style:name="xl883" style:next-style-name="xl883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굴림체" style:font-name-asian="굴림체" fo:font-size="9pt" style:font-size-asian="9pt" style:font-size-complex="9pt" style:text-underline-type="none" style:text-overline-type="none" style:text-line-through-type="none"/>
    </style:style>
    <style:style style:name="xl884" style:next-style-name="xl884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돋움" style:font-name-asian="돋움" fo:font-size="11pt" style:font-size-asian="11pt" style:font-size-complex="11pt" style:text-underline-type="none" style:text-overline-type="none" style:text-line-through-type="none"/>
    </style:style>
    <style:style style:name="xl885" style:next-style-name="xl885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0pt" style:font-size-asian="10pt" style:font-size-complex="10pt" style:text-underline-type="none" style:text-overline-type="none" style:text-line-through-type="none"/>
    </style:style>
    <style:style style:name="xl877" style:next-style-name="xl877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1pt" style:font-size-asian="11pt" style:font-size-complex="11pt" style:text-underline-type="none" style:text-overline-type="none" style:text-line-through-type="none"/>
    </style:style>
    <style:style style:name="xl886" style:next-style-name="xl886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0pt" style:font-size-asian="10pt" style:font-size-complex="10pt" style:text-underline-type="none" style:text-overline-type="none" style:text-line-through-type="none"/>
    </style:style>
    <style:style style:name="xl887" style:next-style-name="xl887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굴림체" style:font-name-asian="굴림체" fo:font-size="9pt" style:font-size-asian="9pt" style:font-size-complex="9pt" style:text-underline-type="none" style:text-overline-type="none" style:text-line-through-type="none"/>
    </style:style>
    <style:style style:name="xl888" style:next-style-name="xl888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돋움" style:font-name-asian="돋움" fo:font-size="11pt" style:font-size-asian="11pt" style:font-size-complex="11pt" style:text-underline-type="none" style:text-overline-type="none" style:text-line-through-type="none"/>
    </style:style>
    <style:style style:name="xl67" style:next-style-name="xl67" style:family="paragraph" style:class="text">
      <style:paragraph-properties fo:text-align="center" fo:text-indent="0pt" fo:margin-left="0pt" fo:margin-right="0pt" fo:margin-top="0pt" fo:margin-bottom="0pt" fo:line-height="100%"/>
      <style:text-properties style:font-name="굴림체" style:font-name-asian="굴림체" fo:font-size="8pt" style:font-size-asian="8pt" style:font-size-complex="8pt" style:text-underline-type="none" style:text-overline-type="none" style:text-line-through-type="none"/>
    </style:style>
    <style:style style:name="xl65" style:next-style-name="xl65" style:family="paragraph" style:class="text">
      <style:paragraph-properties fo:text-align="center" fo:text-indent="0pt" fo:margin-left="0pt" fo:margin-right="0pt" fo:margin-top="0pt" fo:margin-bottom="0pt" fo:line-height="100%"/>
      <style:text-properties style:font-name="굴림체" style:font-name-asian="굴림체" fo:font-size="8pt" style:font-size-asian="8pt" style:font-size-complex="8pt" style:text-underline-type="none" style:text-overline-type="none" style:text-line-through-type="none"/>
    </style:style>
    <style:style style:name="xl66" style:next-style-name="xl66" style:family="paragraph" style:class="text">
      <style:paragraph-properties fo:text-align="center" fo:text-indent="0pt" fo:margin-left="0pt" fo:margin-right="0pt" fo:margin-top="0pt" fo:margin-bottom="0pt" fo:line-height="100%"/>
      <style:text-properties style:font-name="굴림체" style:font-name-asian="굴림체" fo:font-size="8pt" style:font-size-asian="8pt" style:font-size-complex="8pt" style:text-underline-type="none" style:text-overline-type="none" style:text-line-through-type="none"/>
    </style:style>
    <style:style style:name="xl68" style:next-style-name="xl68" style:family="paragraph" style:class="text">
      <style:paragraph-properties fo:text-align="center" fo:text-indent="0pt" fo:margin-left="0pt" fo:margin-right="0pt" fo:margin-top="0pt" fo:margin-bottom="0pt" fo:line-height="100%"/>
      <style:text-properties style:font-name="굴림체" style:font-name-asian="굴림체" fo:font-size="8pt" style:font-size-asian="8pt" style:font-size-complex="8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1cm" fo:margin-right="1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